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08cbb8" officeooo:paragraph-rsid="0008cbb8"/>
    </style:style>
    <style:style style:name="T1" style:family="text">
      <style:text-properties officeooo:rsid="000545d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327_4108242441" text:style-name="Index_20_Link" text:visited-style-name="Index_20_Link">TestSada_01 - Ověření CSS vlastností<text:tab/>3</text:a></text:p>
          <text:p text:style-name="P2"><text:a xlink:type="simple" xlink:href="#__RefHeading___Toc1329_4108242441" text:style-name="Index_20_Link" text:visited-style-name="Index_20_Link">TestCase_1: Ověření podtržení odkazu při najetí myší<text:tab/>3</text:a></text:p>
          <text:p text:style-name="P2"><text:a xlink:type="simple" xlink:href="#__RefHeading___Toc1331_4108242441" text:style-name="Index_20_Link" text:visited-style-name="Index_20_Link">TestCase_2: Ověření barvy textu<text:tab/>3</text:a></text:p>
          <text:p text:style-name="P2"><text:a xlink:type="simple" xlink:href="#__RefHeading___Toc1333_4108242441" text:style-name="Index_20_Link" text:visited-style-name="Index_20_Link">TestCase_3: Ověření velikosti písma<text:tab/>4</text:a></text:p>
          <text:p text:style-name="P2"><text:a xlink:type="simple" xlink:href="#__RefHeading___Toc1335_4108242441" text:style-name="Index_20_Link" text:visited-style-name="Index_20_Link">TestCase_4: Ověření řezu písma<text:tab/>4</text:a></text:p>
          <text:p text:style-name="P2"><text:a xlink:type="simple" xlink:href="#__RefHeading___Toc1337_4108242441" text:style-name="Index_20_Link" text:visited-style-name="Index_20_Link">TestCase_5: Ověření rodiny písma<text:tab/>4</text:a></text:p>
          <text:p text:style-name="P2"><text:a xlink:type="simple" xlink:href="#__RefHeading___Toc1339_4108242441" text:style-name="Index_20_Link" text:visited-style-name="Index_20_Link">TestCase_6: Ověření zalamování položek menu<text:tab/>4</text:a></text:p>
          <text:p text:style-name="P2"><text:a xlink:type="simple" xlink:href="#__RefHeading___Toc1341_4108242441" text:style-name="Index_20_Link" text:visited-style-name="Index_20_Link">TestCase_7: Ověření zaoblení tlačítka<text:tab/>5</text:a></text:p>
          <text:p text:style-name="P2"><text:a xlink:type="simple" xlink:href="#__RefHeading___Toc1343_4108242441" text:style-name="Index_20_Link" text:visited-style-name="Index_20_Link">TestCase_8: Ověření vycentrování obsahu tlačítka<text:tab/>5</text:a></text:p>
          <text:p text:style-name="P2"><text:a xlink:type="simple" xlink:href="#__RefHeading___Toc1345_4108242441" text:style-name="Index_20_Link" text:visited-style-name="Index_20_Link">TestCase_9: Ověření kurzoru myši nad tlačítkem<text:tab/>5</text:a></text:p>
          <text:p text:style-name="P2"><text:a xlink:type="simple" xlink:href="#__RefHeading___Toc1347_4108242441" text:style-name="Index_20_Link" text:visited-style-name="Index_20_Link">TestCase_10: Ověření zobrazení tlačítka "Back to top"<text:tab/>6</text:a></text:p>
          <text:p text:style-name="P1"><text:a xlink:type="simple" xlink:href="#__RefHeading___Toc1349_4108242441" text:style-name="Index_20_Link" text:visited-style-name="Index_20_Link">TestSada_02 - Funkce pro přihlášené uživatele<text:tab/>7</text:a></text:p>
          <text:p text:style-name="P2"><text:a xlink:type="simple" xlink:href="#__RefHeading___Toc1351_4108242441" text:style-name="Index_20_Link" text:visited-style-name="Index_20_Link">TestCase_1: Přidání položky do sledovaných (watchlist)<text:tab/>7</text:a></text:p>
          <text:p text:style-name="P2"><text:a xlink:type="simple" xlink:href="#__RefHeading___Toc1353_4108242441" text:style-name="Index_20_Link" text:visited-style-name="Index_20_Link">TestCase_2: Přidání hodnocení k filmu<text:tab/>7</text:a></text:p>
          <text:p text:style-name="P2"><text:a xlink:type="simple" xlink:href="#__RefHeading___Toc1355_4108242441" text:style-name="Index_20_Link" text:visited-style-name="Index_20_Link">TestCase_3: Odhlášení uživatele<text:tab/>8</text:a></text:p>
          <text:p text:style-name="P1"><text:a xlink:type="simple" xlink:href="#__RefHeading___Toc1357_4108242441" text:style-name="Index_20_Link" text:visited-style-name="Index_20_Link">TestSada_03 - Jazyková lokalizace IMDb<text:tab/>9</text:a></text:p>
          <text:p text:style-name="P2"><text:a xlink:type="simple" xlink:href="#__RefHeading___Toc1359_4108242441" text:style-name="Index_20_Link" text:visited-style-name="Index_20_Link">TestCase_1: Ověření anglického jazyka<text:tab/>9</text:a></text:p>
          <text:p text:style-name="P2"><text:a xlink:type="simple" xlink:href="#__RefHeading___Toc1361_4108242441" text:style-name="Index_20_Link" text:visited-style-name="Index_20_Link">TestCase_2: Ověření francouzského jazyka<text:tab/>9</text:a></text:p>
          <text:p text:style-name="P2"><text:a xlink:type="simple" xlink:href="#__RefHeading___Toc1363_4108242441" text:style-name="Index_20_Link" text:visited-style-name="Index_20_Link">TestCase_3: Ověření německého jazyka<text:tab/>10</text:a></text:p>
          <text:p text:style-name="P2"><text:a xlink:type="simple" xlink:href="#__RefHeading___Toc1365_4108242441" text:style-name="Index_20_Link" text:visited-style-name="Index_20_Link">TestCase_4: Ověření vyhledávání v německém jazyce<text:tab/>10</text:a></text:p>
          <text:p text:style-name="P2"><text:a xlink:type="simple" xlink:href="#__RefHeading___Toc1367_4108242441" text:style-name="Index_20_Link" text:visited-style-name="Index_20_Link">TestCase_5: Ověření hindského jazyka<text:tab/>10</text:a></text:p>
          <text:p text:style-name="P2"><text:a xlink:type="simple" xlink:href="#__RefHeading___Toc1369_4108242441" text:style-name="Index_20_Link" text:visited-style-name="Index_20_Link">TestCase_6: Ověření italského jazyka<text:tab/>11</text:a></text:p>
          <text:p text:style-name="P2"><text:a xlink:type="simple" xlink:href="#__RefHeading___Toc1371_4108242441" text:style-name="Index_20_Link" text:visited-style-name="Index_20_Link">TestCase_7: Ověření portugalského jazyka<text:tab/>11</text:a></text:p>
          <text:p text:style-name="P2"><text:a xlink:type="simple" xlink:href="#__RefHeading___Toc1373_4108242441" text:style-name="Index_20_Link" text:visited-style-name="Index_20_Link">TestCase_8: Ověření španělského jazyka<text:tab/>12</text:a></text:p>
          <text:p text:style-name="P1"><text:a xlink:type="simple" xlink:href="#__RefHeading___Toc1375_4108242441" text:style-name="Index_20_Link" text:visited-style-name="Index_20_Link">TestSada_04 - Přihlášení uživatele<text:tab/>13</text:a></text:p>
          <text:p text:style-name="P2"><text:a xlink:type="simple" xlink:href="#__RefHeading___Toc1377_4108242441" text:style-name="Index_20_Link" text:visited-style-name="Index_20_Link">TestCase_1: Prázdné přihlašovací údaje<text:tab/>13</text:a></text:p>
          <text:p text:style-name="P2"><text:a xlink:type="simple" xlink:href="#__RefHeading___Toc1379_4108242441" text:style-name="Index_20_Link" text:visited-style-name="Index_20_Link">TestCase_2: Částečné přihlašovací údaje - jen uživatelské jméno<text:tab/>13</text:a></text:p>
          <text:p text:style-name="P2"><text:a xlink:type="simple" xlink:href="#__RefHeading___Toc1381_4108242441" text:style-name="Index_20_Link" text:visited-style-name="Index_20_Link">TestCase_3: Částečné přihlašovací údaje - jen heslo<text:tab/>14</text:a></text:p>
          <text:p text:style-name="P2"><text:a xlink:type="simple" xlink:href="#__RefHeading___Toc1383_4108242441" text:style-name="Index_20_Link" text:visited-style-name="Index_20_Link">TestCase_4: Neplatné přihlašovací údaje<text:tab/>14</text:a></text:p>
          <text:p text:style-name="P2"><text:a xlink:type="simple" xlink:href="#__RefHeading___Toc1385_4108242441" text:style-name="Index_20_Link" text:visited-style-name="Index_20_Link">TestCase_5: Platné přihlášení s bezpečnostním upozorněním<text:tab/>14</text:a></text:p>
          <text:p text:style-name="P2"><text:a xlink:type="simple" xlink:href="#__RefHeading___Toc1387_4108242441" text:style-name="Index_20_Link" text:visited-style-name="Index_20_Link">TestCase_6: Platné přihlášení<text:tab/>15</text:a></text:p>
          <text:p text:style-name="P1"><text:a xlink:type="simple" xlink:href="#__RefHeading___Toc1389_4108242441" text:style-name="Index_20_Link" text:visited-style-name="Index_20_Link">TestSada_05 - Funkčnost menu<text:tab/>16</text:a></text:p>
          <text:p text:style-name="P2"><text:a xlink:type="simple" xlink:href="#__RefHeading___Toc1391_4108242441" text:style-name="Index_20_Link" text:visited-style-name="Index_20_Link">TestCase_1: Otevření menu<text:tab/>16</text:a></text:p>
          <text:p text:style-name="P2"><text:a xlink:type="simple" xlink:href="#__RefHeading___Toc1393_4108242441" text:style-name="Index_20_Link" text:visited-style-name="Index_20_Link">TestCase_2: Zavření menu<text:tab/>16</text:a></text:p>
          <text:p text:style-name="P2"><text:a xlink:type="simple" xlink:href="#__RefHeading___Toc1395_4108242441" text:style-name="Index_20_Link" text:visited-style-name="Index_20_Link">TestCase_3: Ověření položek menu<text:tab/>17</text:a></text:p>
          <text:p text:style-name="P1"><text:a xlink:type="simple" xlink:href="#__RefHeading___Toc1397_4108242441" text:style-name="Index_20_Link" text:visited-style-name="Index_20_Link">TestSada_06 - Detailní stránka filmu<text:tab/>18</text:a></text:p>
          <text:p text:style-name="P2"><text:a xlink:type="simple" xlink:href="#__RefHeading___Toc1399_4108242441" text:style-name="Index_20_Link" text:visited-style-name="Index_20_Link">TestCase_1: Název filmu<text:tab/>18</text:a></text:p>
          <text:p text:style-name="P2"><text:a xlink:type="simple" xlink:href="#__RefHeading___Toc1401_4108242441" text:style-name="Index_20_Link" text:visited-style-name="Index_20_Link">TestCase_2: Hodnocení filmu<text:tab/>18</text:a></text:p>
          <text:p text:style-name="P2"><text:a xlink:type="simple" xlink:href="#__RefHeading___Toc1403_4108242441" text:style-name="Index_20_Link" text:visited-style-name="Index_20_Link">TestCase_3: Rok vydání<text:tab/>18</text:a></text:p>
          <text:p text:style-name="P2"><text:a xlink:type="simple" xlink:href="#__RefHeading___Toc1405_4108242441" text:style-name="Index_20_Link" text:visited-style-name="Index_20_Link">TestCase_4: Délka trvání<text:tab/>19</text:a></text:p>
          <text:p text:style-name="P2"><text:a xlink:type="simple" xlink:href="#__RefHeading___Toc1407_4108242441" text:style-name="Index_20_Link" text:visited-style-name="Index_20_Link">TestCase_5: Žánr<text:tab/>19</text:a></text:p>
          <text:p text:style-name="P2"><text:a xlink:type="simple" xlink:href="#__RefHeading___Toc1409_4108242441" text:style-name="Index_20_Link" text:visited-style-name="Index_20_Link">TestCase_6: Režisér<text:tab/>19</text:a></text:p>
          <text:p text:style-name="P2"><text:a xlink:type="simple" xlink:href="#__RefHeading___Toc1411_4108242441" text:style-name="Index_20_Link" text:visited-style-name="Index_20_Link">TestCase_7: Obsazení<text:tab/>20</text:a></text:p>
          <text:p text:style-name="P2"><text:a xlink:type="simple" xlink:href="#__RefHeading___Toc1413_4108242441" text:style-name="Index_20_Link" text:visited-style-name="Index_20_Link">TestCase_8: Děj<text:tab/>20</text:a></text:p>
          <text:p text:style-name="P2"><text:a xlink:type="simple" xlink:href="#__RefHeading___Toc1415_4108242441" text:style-name="Index_20_Link" text:visited-style-name="Index_20_Link">TestCase_9: Recenze<text:tab/>20</text:a></text:p>
          <text:p text:style-name="P1"><text:a xlink:type="simple" xlink:href="#__RefHeading___Toc1417_4108242441" text:style-name="Index_20_Link" text:visited-style-name="Index_20_Link">TestSada_007 - Navigace a odkazy<text:tab/>21</text:a></text:p>
          <text:p text:style-name="P2"><text:a xlink:type="simple" xlink:href="#__RefHeading___Toc1419_4108242441" text:style-name="Index_20_Link" text:visited-style-name="Index_20_Link"><text:soft-page-break/>TestCase_1: Ověření URL domovské stránky<text:tab/>21</text:a></text:p>
          <text:p text:style-name="P2"><text:a xlink:type="simple" xlink:href="#__RefHeading___Toc1421_4108242441" text:style-name="Index_20_Link" text:visited-style-name="Index_20_Link">TestCase_2: Přesměrování přes logo<text:tab/>21</text:a></text:p>
          <text:p text:style-name="P2"><text:a xlink:type="simple" xlink:href="#__RefHeading___Toc1423_4108242441" text:style-name="Index_20_Link" text:visited-style-name="Index_20_Link">TestCase_3: Přesměrování přes span odkaz<text:tab/>22</text:a></text:p>
          <text:p text:style-name="P2"><text:a xlink:type="simple" xlink:href="#__RefHeading___Toc1425_4108242441" text:style-name="Index_20_Link" text:visited-style-name="Index_20_Link">TestCase_4: Přesměrování přes nadpisový odkaz<text:tab/>22</text:a></text:p>
          <text:p text:style-name="P2"><text:a xlink:type="simple" xlink:href="#__RefHeading___Toc1427_4108242441" text:style-name="Index_20_Link" text:visited-style-name="Index_20_Link">TestCase_5: Přesměrování přes odkazy v menu<text:tab/>22</text:a></text:p>
          <text:p text:style-name="P2"><text:a xlink:type="simple" xlink:href="#__RefHeading___Toc1429_4108242441" text:style-name="Index_20_Link" text:visited-style-name="Index_20_Link">TestCase_6: Přesměrování přes vyhledávací pole<text:tab/>23</text:a></text:p>
          <text:p text:style-name="P2"><text:a xlink:type="simple" xlink:href="#__RefHeading___Toc1431_4108242441" text:style-name="Index_20_Link" text:visited-style-name="Index_20_Link">TestCase_7: Odkazy v patičce<text:tab/>23</text:a></text:p>
          <text:p text:style-name="P2"><text:a xlink:type="simple" xlink:href="#__RefHeading___Toc1433_4108242441" text:style-name="Index_20_Link" text:visited-style-name="Index_20_Link">TestCase_8: Přesměrování na uživatelský profil<text:tab/>23</text:a></text:p>
          <text:p text:style-name="P2"><text:a xlink:type="simple" xlink:href="#__RefHeading___Toc1435_4108242441" text:style-name="Index_20_Link" text:visited-style-name="Index_20_Link">TestCase_9: Externí odkazy<text:tab/>24</text:a></text:p>
          <text:p text:style-name="P2"><text:a xlink:type="simple" xlink:href="#__RefHeading___Toc1437_4108242441" text:style-name="Index_20_Link" text:visited-style-name="Index_20_Link">TestCase_10: Přesměrování na stránku s chybou<text:tab/>24</text:a></text:p>
          <text:p text:style-name="P1"><text:a xlink:type="simple" xlink:href="#__RefHeading___Toc1439_4108242441" text:style-name="Index_20_Link" text:visited-style-name="Index_20_Link">TestSada_08 - Vyhledávání<text:tab/>25</text:a></text:p>
          <text:p text:style-name="P2"><text:a xlink:type="simple" xlink:href="#__RefHeading___Toc1441_4108242441" text:style-name="Index_20_Link" text:visited-style-name="Index_20_Link">TestCase_1: Platný vyhledávací dotaz<text:tab/>25</text:a></text:p>
          <text:p text:style-name="P2"><text:a xlink:type="simple" xlink:href="#__RefHeading___Toc1443_4108242441" text:style-name="Index_20_Link" text:visited-style-name="Index_20_Link">TestCase_2: Neplatný vyhledávací dotaz<text:tab/>25</text:a></text:p>
          <text:p text:style-name="P2"><text:a xlink:type="simple" xlink:href="#__RefHeading___Toc1445_4108242441" text:style-name="Index_20_Link" text:visited-style-name="Index_20_Link">TestCase_3: Návrhy vyhledávání<text:tab/>26</text:a></text:p>
          <text:p text:style-name="P2"><text:a xlink:type="simple" xlink:href="#__RefHeading___Toc1447_4108242441" text:style-name="Index_20_Link" text:visited-style-name="Index_20_Link">TestCase_4: Vyhledávání filmu<text:tab/>26</text:a></text:p>
          <text:p text:style-name="P2"><text:a xlink:type="simple" xlink:href="#__RefHeading___Toc1449_4108242441" text:style-name="Index_20_Link" text:visited-style-name="Index_20_Link">TestCase_5: Vyhledávání herce<text:tab/>26</text:a></text:p>
          <text:p text:style-name="P2"><text:a xlink:type="simple" xlink:href="#__RefHeading___Toc1451_4108242441" text:style-name="Index_20_Link" text:visited-style-name="Index_20_Link">TestCase_6: Vyhledávání režiséra<text:tab/>26</text:a></text:p>
          <text:p text:style-name="P2"><text:a xlink:type="simple" xlink:href="#__RefHeading___Toc1453_4108242441" text:style-name="Index_20_Link" text:visited-style-name="Index_20_Link">TestCase_7: Vyhledávání podle žánru<text:tab/>27</text:a></text:p>
          <text:p text:style-name="P2"><text:a xlink:type="simple" xlink:href="#__RefHeading___Toc1455_4108242441" text:style-name="Index_20_Link" text:visited-style-name="Index_20_Link">TestCase_8: Vyhledávání podle roku vydání<text:tab/>27</text:a></text:p>
          <text:p text:style-name="P2"><text:a xlink:type="simple" xlink:href="#__RefHeading___Toc1457_4108242441" text:style-name="Index_20_Link" text:visited-style-name="Index_20_Link">TestCase_9: Vyhledávání podle herce a režiséra<text:tab/>27</text:a></text:p>
          <text:p text:style-name="P2"><text:a xlink:type="simple" xlink:href="#__RefHeading___Toc1459_4108242441" text:style-name="Index_20_Link" text:visited-style-name="Index_20_Link">TestCase_10: Vyhledávání podle částečného názvu<text:tab/>28</text:a></text:p>
          <text:p text:style-name="P2"><text:a xlink:type="simple" xlink:href="#__RefHeading___Toc1461_4108242441" text:style-name="Index_20_Link" text:visited-style-name="Index_20_Link">TestCase_11: Vyhledávání televizních seriálů<text:tab/>28</text:a></text:p>
        </text:index-body>
      </text:table-of-content>
      <text:h text:style-name="P3" text:outline-level="1"/>
      <text:h text:style-name="P4" text:outline-level="1"><text:bookmark-start text:name="__RefHeading___Toc1327_4108242441"/>TestSada_01 - Ověření CSS vlastností<text:bookmark-end text:name="__RefHeading___Toc1327_4108242441"/></text:h>
      <text:h text:style-name="Heading_20_3" text:outline-level="3">Stručný popis:</text:h>
      <text:p text:style-name="Standard"><text:s text:c="4"/>Tato testovací sada se zaměřuje na ověření správného nastavení různých CSS vlastností klíčových prvků uživatelského rozhraní na webových stránkách IMDb, jako jsou podtržení odkazů při najetí myší, barva a styly písma, ohraničení a vycentrování tlačítek a další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prohlížeči Chrome</text:p>
      <text:p text:style-name="Standard"><text:s text:c="4"/>Rozlišení obrazovky: FullHD (1920x1080)</text:p>
      <text:p text:style-name="Standard"><text:s text:c="4"/>Zoom/zvětšení: 100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29_4108242441"/>TestCase_1: Ověření podtržení odkazu při najetí myší<text:bookmark-end text:name="__RefHeading___Toc132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Odkaz "Top 250 Movies" v menu se podtrhne při najetí myší.</text:p>
      <text:h text:style-name="Heading_20_3" text:outline-level="3">Stručný popis:</text:h>
      <text:p text:style-name="Standard"><text:s text:c="4"/>Tento test ověřuje, zda se odkaz "Top 250 Movies" správně podtrhne při najetí kurzoru myši.</text:p>
      <text:h text:style-name="Heading_20_3" text:outline-level="3">Testovací kroky:</text:h>
      <text:p text:style-name="Standard"><text:s text:c="4"/>Otevřít menu.</text:p>
      <text:p text:style-name="Standard"><text:s text:c="4"/>Najet kurzorem myši na odkaz "Top 250 Movies".</text:p>
      <text:p text:style-name="Standard"><text:s text:c="4"/>Potvrdit, že se text odkazu podtrhl (text-decoration změněno na underline).</text:p>
      <text:p text:style-name="Standard"><text:s text:c="4"/>Zavřít menu.</text:p>
      <text:h text:style-name="Heading_20_2" text:outline-level="2"><text:bookmark-start text:name="__RefHeading___Toc1331_4108242441"/>TestCase_2: Ověření barvy textu<text:bookmark-end text:name="__RefHeading___Toc1331_4108242441"/></text:h>
      <text:p text:style-name="Standard">Datum: 6.5.2024</text:p>
      <text:p text:style-name="P5">Typ testu: Manuální, Automatický</text:p>
      <text:h text:style-name="Heading_20_3" text:outline-level="3">Očekávaný výsledek:</text:h>
      <text:p text:style-name="Standard"><text:s text:c="4"/>Barva nadpisu "Featured today" odpovídá očekávané hodnotě RGB (245, 197, 24).</text:p>
      <text:h text:style-name="Heading_20_3" text:outline-level="3">Stručný popis:</text:h>
      <text:p text:style-name="Standard"><text:s text:c="4"/>Tento test ověřuje, zda je barva nadpisu "Featured today" nastavena na správnou hodnotu.</text:p>
      <text:h text:style-name="Heading_20_3" text:outline-level="3">Testovací kroky:</text:h>
      <text:p text:style-name="Standard"><text:s text:c="4"/>Ověřit, že barva nadpisu "Featured today" odpovídá hodnotě RGB (245, 197, 24).</text:p>
      <text:h text:style-name="Heading_20_2" text:outline-level="2"><text:bookmark-start text:name="__RefHeading___Toc1333_4108242441"/><text:soft-page-break/>TestCase_3: Ověření velikosti písma<text:bookmark-end text:name="__RefHeading___Toc133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Velikost písma nadpisu "Featured today" je 32 pixelů.</text:p>
      <text:h text:style-name="Heading_20_3" text:outline-level="3">Stručný popis:</text:h>
      <text:p text:style-name="Standard"><text:s text:c="4"/>Tento test ověřuje správné nastavení velikosti písma nadpisu "Featured today".</text:p>
      <text:p text:style-name="Standard"/>
      <text:h text:style-name="Heading_20_3" text:outline-level="3">Testovací kroky:</text:h>
      <text:p text:style-name="Standard"><text:s text:c="4"/>Potvrdit, že velikost písma nadpisu "Featured today" je 32 pixelů.</text:p>
      <text:h text:style-name="Heading_20_2" text:outline-level="2"><text:bookmark-start text:name="__RefHeading___Toc1335_4108242441"/>TestCase_4: Ověření řezu písma<text:bookmark-end text:name="__RefHeading___Toc1335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Řez písma nadpisu "Featured today" je nastaven na 500 (normální).</text:p>
      <text:h text:style-name="Heading_20_3" text:outline-level="3">Stručný popis:</text:h>
      <text:p text:style-name="Standard"><text:s text:c="4"/>Tento test ověřuje, zda je řez písma nadpisu "Featured today" správně nastaven.</text:p>
      <text:h text:style-name="Heading_20_3" text:outline-level="3">Testovací kroky:</text:h>
      <text:p text:style-name="Standard"><text:s text:c="4"/>Potvrdit, že řez písma nadpisu "Featured today" je 500.</text:p>
      <text:h text:style-name="Heading_20_2" text:outline-level="2"><text:bookmark-start text:name="__RefHeading___Toc1337_4108242441"/>TestCase_5: Ověření rodiny písma<text:bookmark-end text:name="__RefHeading___Toc1337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Rodina písma nadpisu "Featured today" obsahuje "Roboto".</text:p>
      <text:h text:style-name="Heading_20_3" text:outline-level="3">Stručný popis:</text:h>
      <text:p text:style-name="Standard"><text:s text:c="4"/>Tento test ověřuje, zda je pro nadpis "Featured today" použita správná rodina písma.</text:p>
      <text:h text:style-name="Heading_20_3" text:outline-level="3">Testovací kroky:</text:h>
      <text:p text:style-name="Standard"><text:s text:c="4"/>Potvrdit, že rodina písma nadpisu "Featured today" obsahuje "Roboto".</text:p>
      <text:h text:style-name="Heading_20_2" text:outline-level="2"><text:bookmark-start text:name="__RefHeading___Toc1339_4108242441"/>TestCase_6: Ověření zalamování položek menu<text:bookmark-end text:name="__RefHeading___Toc1339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<text:soft-page-break/>Očekávaný výsledek:</text:h>
      <text:p text:style-name="Standard"><text:s text:c="4"/>Položky menu se správně zalomí při změně velikosti okna prohlížeče.</text:p>
      <text:h text:style-name="Heading_20_3" text:outline-level="3">Stručný popis:</text:h>
      <text:p text:style-name="Standard"><text:s text:c="4"/>Tento test ověřuje, zda se položky v menu správně zalamují při změně velikosti okna.</text:p>
      <text:h text:style-name="Heading_20_3" text:outline-level="3">Testovací kroky:</text:h>
      <text:p text:style-name="Standard"><text:s text:c="4"/>Otevřít menu.</text:p>
      <text:p text:style-name="Standard"><text:s text:c="4"/>Ověřit, že položky menu se správně zalamují při změně velikosti okna.</text:p>
      <text:p text:style-name="Standard"><text:s text:c="4"/>Zavřít menu.</text:p>
      <text:h text:style-name="Heading_20_2" text:outline-level="2"><text:bookmark-start text:name="__RefHeading___Toc1341_4108242441"/>TestCase_7: Ověření zaoblení tlačítka<text:bookmark-end text:name="__RefHeading___Toc1341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Zaoblení rohů tlačítka "Watchlist" je 4 pixely.</text:p>
      <text:h text:style-name="Heading_20_3" text:outline-level="3">Stručný popis:</text:h>
      <text:p text:style-name="Standard"><text:s text:c="4"/>Tento test ověřuje správné nastavení zaoblení rohů tlačítka "Watchlist".</text:p>
      <text:h text:style-name="Heading_20_3" text:outline-level="3">Testovací kroky:</text:h>
      <text:p text:style-name="Standard"><text:s text:c="4"/>Scrollovat na tlačítko "Watchlist".</text:p>
      <text:p text:style-name="Standard"><text:s text:c="4"/>Ověřit, že zaoblení rohů tlačítka je 4 pixely.</text:p>
      <text:h text:style-name="Heading_20_2" text:outline-level="2"><text:bookmark-start text:name="__RefHeading___Toc1343_4108242441"/>TestCase_8: Ověření vycentrování obsahu tlačítka<text:bookmark-end text:name="__RefHeading___Toc1343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Obsah tlačítka "Watchlist" je vycentrován.</text:p>
      <text:h text:style-name="Heading_20_3" text:outline-level="3">Stručný popis:</text:h>
      <text:p text:style-name="Standard"><text:s text:c="4"/>Tento test ověřuje, zda je obsah tlačítka "Watchlist" správně vycentrován.</text:p>
      <text:h text:style-name="Heading_20_3" text:outline-level="3">Testovací kroky:</text:h>
      <text:p text:style-name="Standard"><text:s text:c="4"/>Ověřit, že obsah tlačítka "Watchlist" je vycentrován.</text:p>
      <text:h text:style-name="Heading_20_2" text:outline-level="2"><text:bookmark-start text:name="__RefHeading___Toc1345_4108242441"/>TestCase_9: Ověření kurzoru myši nad tlačítkem<text:bookmark-end text:name="__RefHeading___Toc1345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Kurzor myši se změní na ukazatel při najetí na tlačítko "Watchlist".</text:p>
      <text:h text:style-name="Heading_20_3" text:outline-level="3"><text:soft-page-break/>Stručný popis:</text:h>
      <text:p text:style-name="Standard"><text:s text:c="4"/>Tento test ověřuje, zda se kurzor myši správně změní na ukazatel při najetí na tlačítko "Watchlist".</text:p>
      <text:h text:style-name="Heading_20_3" text:outline-level="3">Testovací kroky:</text:h>
      <text:p text:style-name="Standard"><text:s text:c="4"/>Najet kurzorem myši na tlačítko "Watchlist".</text:p>
      <text:p text:style-name="Standard"><text:s text:c="4"/>Potvrdit, že se kurzor změnil na ukazatel.</text:p>
      <text:h text:style-name="Heading_20_2" text:outline-level="2"><text:bookmark-start text:name="__RefHeading___Toc1347_4108242441"/>TestCase_10: Ověření zobrazení tlačítka "Back to top"<text:bookmark-end text:name="__RefHeading___Toc1347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Tlačítko "Back to top" se zobrazí po scrollování dolů na stránce.</text:p>
      <text:h text:style-name="Heading_20_3" text:outline-level="3">Stručný popis:</text:h>
      <text:p text:style-name="Standard"><text:s text:c="4"/>Tento test ověřuje, zda se tlačítko "Back to top" správně zobrazí po scrollování dolů na stránce.</text:p>
      <text:h text:style-name="Heading_20_3" text:outline-level="3">Testovací kroky:</text:h>
      <text:p text:style-name="Standard"><text:s text:c="4"/>Scrollovat dolů na stránce.</text:p>
      <text:p text:style-name="Standard"><text:s text:c="4"/>Ověřit, že se zobrazilo tlačítko "Back to top".</text:p>
      <text:h text:style-name="P3" text:outline-level="1"/>
      <text:h text:style-name="P4" text:outline-level="1"><text:bookmark-start text:name="__RefHeading___Toc1349_4108242441"/>TestSada_02 - Funkce pro přihlášené uživatele<text:bookmark-end text:name="__RefHeading___Toc1349_4108242441"/></text:h>
      <text:h text:style-name="Heading_20_3" text:outline-level="3">Stručný popis:</text:h>
      <text:p text:style-name="Standard"><text:s text:c="4"/>Tato testovací sada ověřuje klíčové funkce pro přihlášené uživatele na webu IMDb, jako je přidávání položek do sledovaných (watchlist), hodnocení filmů a odhlášení účtu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prohlížeči Chrome</text:p>
      <text:p text:style-name="Standard"><text:s text:c="4"/>Rozlišení obrazovky: FullHD (1920x1080)</text:p>
      <text:p text:style-name="Standard"><text:s text:c="4"/>Zoom/zvětšení: 100%</text:p>
      <text:p text:style-name="Standard"><text:s text:c="4"/>Přihlášení k existujícímu účtu IMDb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51_4108242441"/>TestCase_1: Přidání položky do sledovaných (watchlist)<text:bookmark-end text:name="__RefHeading___Toc1351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Položka je úspěšně přidána do sledovaných.</text:p>
      <text:p text:style-name="Standard"><text:s text:c="4"/>Počet položek ve sledovaných se správně zvýší.</text:p>
      <text:h text:style-name="Heading_20_3" text:outline-level="3">Stručný popis:</text:h>
      <text:p text:style-name="Standard"><text:s text:c="4"/>Tento test ověřuje funkci přidávání položek do sledovaných (watchlist) a správnou aktualizaci počtu položek.</text:p>
      <text:h text:style-name="Heading_20_3" text:outline-level="3">Testovací kroky:</text:h>
      <text:p text:style-name="Standard"><text:s text:c="4"/>Zkontrolovat, zda je viditelný počet položek ve sledovaných.</text:p>
      <text:p text:style-name="Standard"><text:s text:c="4"/>Získat aktuální počet položek ve sledovaných, případně nastavit na 0.</text:p>
      <text:p text:style-name="Standard"><text:s text:c="4"/>Inkrementovat počet položek o 1.</text:p>
      <text:p text:style-name="Standard"><text:s text:c="4"/>Kliknout na tlačítko "Přidat do sledovaných".</text:p>
      <text:p text:style-name="Standard"><text:s text:c="4"/>Získat nový počet položek ve sledovaných.</text:p>
      <text:p text:style-name="Standard"><text:s text:c="4"/>Ověřit, že nový počet odpovídá inkrementovanému číslu.</text:p>
      <text:h text:style-name="Heading_20_2" text:outline-level="2"><text:bookmark-start text:name="__RefHeading___Toc1353_4108242441"/>TestCase_2: Přidání hodnocení k filmu<text:bookmark-end text:name="__RefHeading___Toc1353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Uživatel může úspěšně přidat hodnocení k filmu.</text:p>
      <text:p text:style-name="Standard"><text:s text:c="4"/>Přidané hodnocení se zobrazí na stránce filmu.</text:p>
      <text:h text:style-name="Heading_20_3" text:outline-level="3"><text:soft-page-break/>Stručný popis:</text:h>
      <text:p text:style-name="Standard"><text:s text:c="4"/>Tento test ověřuje funkčnost hodnocení filmů přihlášenými uživateli.</text:p>
      <text:h text:style-name="Heading_20_3" text:outline-level="3">Testovací kroky:</text:h>
      <text:p text:style-name="Standard"><text:s text:c="4"/>Kliknout na plakát filmu.</text:p>
      <text:p text:style-name="Standard"><text:s text:c="4"/>Ověřit, že tlačítko "Ohodnotit" neobsahuje žádný text.</text:p>
      <text:p text:style-name="Standard"><text:s text:c="4"/>Kliknout na tlačítko "Ohodnotit".</text:p>
      <text:p text:style-name="Standard"><text:s text:c="4"/>Kliknout na hvězdičkové hodnocení.</text:p>
      <text:p text:style-name="Standard"><text:s text:c="4"/>Kliknout na tlačítko "Ohodnotit".</text:p>
      <text:p text:style-name="Standard"><text:s text:c="4"/>Ověřit, že přidané hodnocení je viditelné.</text:p>
      <text:h text:style-name="Heading_20_2" text:outline-level="2"><text:bookmark-start text:name="__RefHeading___Toc1355_4108242441"/>TestCase_3: Odhlášení uživatele<text:bookmark-end text:name="__RefHeading___Toc1355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Uživatel se úspěšně odhlásí ze svého účtu.</text:p>
      <text:p text:style-name="Standard"><text:s text:c="4"/>Po odhlášení se zobrazí odkaz pro přihlášení.</text:p>
      <text:h text:style-name="Heading_20_3" text:outline-level="3">Stručný popis:</text:h>
      <text:p text:style-name="Standard"><text:s text:c="4"/>Tento test ověřuje funkčnost odhlášení uživatele z účtu IMDb.</text:p>
      <text:h text:style-name="Heading_20_3" text:outline-level="3">Testovací kroky:</text:h>
      <text:p text:style-name="Standard"><text:s text:c="4"/>Kliknout na tlačítko uživatelského účtu.</text:p>
      <text:p text:style-name="Standard"><text:s text:c="4"/>Kliknout na možnost "Odhlásit se".</text:p>
      <text:p text:style-name="Standard"><text:s text:c="4"/>Ověřit, že se zobrazí odkaz pro přihlášení.</text:p>
      <text:h text:style-name="P3" text:outline-level="1"/>
      <text:h text:style-name="P4" text:outline-level="1"><text:bookmark-start text:name="__RefHeading___Toc1357_4108242441"/>TestSada_03 - Jazyková lokalizace IMDb<text:bookmark-end text:name="__RefHeading___Toc1357_4108242441"/></text:h>
      <text:h text:style-name="Heading_20_3" text:outline-level="3">Stručný popis:</text:h>
      <text:p text:style-name="Standard"><text:s text:c="4"/>Tato testovací sada ověřuje správné zobrazení obsahu webových stránek IMDb pro různé jazykové lokalizace. Testuje se dostupnost klíčových prvků uživatelského rozhraní a správnost zobrazení obsahu v konkrétních jazycích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prohlížeči Chrome</text:p>
      <text:p text:style-name="Standard"><text:s text:c="4"/>Rozlišení obrazovky: FullHD (1920x1080)</text:p>
      <text:p text:style-name="Standard"><text:s text:c="4"/>Zoom/zvětšení: 100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59_4108242441"/>TestCase_1: Ověření anglického jazyka<text:bookmark-end text:name="__RefHeading___Toc1359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Webové stránky IMDb se zobrazují v anglickém jazyce.</text:p>
      <text:p text:style-name="Standard">Klíčové prvky UI (carousel, doporučení, exkluzivity) jsou viditelné.</text:p>
      <text:p text:style-name="Standard">Atribut jazyka stránky je nastaven na "en".</text:p>
      <text:h text:style-name="Heading_20_3" text:outline-level="3">Stručný popis:</text:h>
      <text:p text:style-name="Standard">Tento test ověřuje správné zobrazení obsahu IMDb v anglickém jazyce.</text:p>
      <text:h text:style-name="Heading_20_3" text:outline-level="3">Testovací kroky:</text:h>
      <text:p text:style-name="Standard">Ověřit, že selector jazyka zobrazuje "EN".</text:p>
      <text:p text:style-name="Standard">Kliknout na možnost "Angličtina".</text:p>
      <text:p text:style-name="Standard">Ověřit, že carousel s tituly, doporučení a exkluzivity jsou viditelné.</text:p>
      <text:p text:style-name="Standard">Ověřit, že atribut jazyka stránky je nastaven na "en".</text:p>
      <text:h text:style-name="Heading_20_2" text:outline-level="2"><text:bookmark-start text:name="__RefHeading___Toc1361_4108242441"/>TestCase_2: Ověření francouzského jazyka<text:bookmark-end text:name="__RefHeading___Toc136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Webové stránky IMDb se zobrazují ve francouzském jazyce.</text:p>
      <text:p text:style-name="Standard"><text:s text:c="4"/>Klíčové prvky UI (carousel, doporučení, exkluzivity) jsou viditelné.</text:p>
      <text:p text:style-name="Standard"><text:s text:c="4"/>Atribut jazyka stránky je nastaven na "fr".</text:p>
      <text:h text:style-name="Heading_20_3" text:outline-level="3">Stručný popis:</text:h>
      <text:p text:style-name="Standard"><text:s text:c="4"/>Tento test ověřuje správné zobrazení obsahu IMDb ve francouzském jazyce.</text:p>
      <text:h text:style-name="Heading_20_3" text:outline-level="3"><text:soft-page-break/>Testovací kroky:</text:h>
      <text:p text:style-name="Standard"><text:s text:c="4"/>Ověřit, že selector jazyka zobrazuje "FR".</text:p>
      <text:p text:style-name="Standard"><text:s text:c="4"/>Kliknout na možnost "Francouzština".</text:p>
      <text:p text:style-name="Standard"><text:s text:c="4"/>Ověřit, že carousel s tituly, doporučení a exkluzivity jsou viditelné.</text:p>
      <text:p text:style-name="Standard"><text:s text:c="4"/>Ověřit, že atribut jazyka stránky je nastaven na "fr".</text:p>
      <text:h text:style-name="Heading_20_2" text:outline-level="2"><text:bookmark-start text:name="__RefHeading___Toc1363_4108242441"/>TestCase_3: Ověření německého jazyka<text:bookmark-end text:name="__RefHeading___Toc136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Webové stránky IMDb se zobrazují v německém jazyce.</text:p>
      <text:p text:style-name="Standard"><text:s text:c="4"/>Klíčové prvky UI (carousel, doporučení, exkluzivity) jsou viditelné.</text:p>
      <text:p text:style-name="Standard"><text:s text:c="4"/>Atribut jazyka stránky je nastaven na "de".</text:p>
      <text:h text:style-name="Heading_20_3" text:outline-level="3">Stručný popis:</text:h>
      <text:p text:style-name="Standard"><text:s text:c="4"/>Tento test ověřuje správné zobrazení obsahu IMDb v německém jazyce.</text:p>
      <text:h text:style-name="Heading_20_3" text:outline-level="3">Testovací kroky:</text:h>
      <text:p text:style-name="Standard"><text:s text:c="4"/>Ověřit, že selector jazyka zobrazuje "DE".</text:p>
      <text:p text:style-name="Standard"><text:s text:c="4"/>Kliknout na možnost "Němčina".</text:p>
      <text:p text:style-name="Standard"><text:s text:c="4"/>Ověřit, že carousel s tituly, doporučení a exkluzivity jsou viditelné.</text:p>
      <text:p text:style-name="Standard"><text:s text:c="4"/>Ověřit, že atribut jazyka stránky je nastaven na "de".</text:p>
      <text:h text:style-name="Heading_20_2" text:outline-level="2"><text:bookmark-start text:name="__RefHeading___Toc1365_4108242441"/>TestCase_4: Ověření vyhledávání v německém jazyce<text:bookmark-end text:name="__RefHeading___Toc1365_4108242441"/></text:h>
      <text:p text:style-name="Standard"><text:s text:c="4"/>Datum: 6.5.2024</text:p>
      <text:p text:style-name="Standard"><text:s text:c="4"/>Typ testu: Manuální, Automatický</text:p>
      <text:h text:style-name="Heading_20_3" text:outline-level="3">Očekávaný výsledek:</text:h>
      <text:p text:style-name="Standard"><text:s text:c="4"/>Vyhledávání v německém jazyce funguje správně.</text:p>
      <text:p text:style-name="Standard"><text:s text:c="4"/>Detaily filmu jsou zobrazeny v německém jazyce.</text:p>
      <text:p text:style-name="Standard"><text:s text:c="4"/>Atribut jazyka stránky je nastaven na "de".</text:p>
      <text:h text:style-name="Heading_20_3" text:outline-level="3">Stručný popis:</text:h>
      <text:p text:style-name="Standard"><text:s text:c="4"/>Tento test ověřuje funkčnost vyhledávání a zobrazení detailů filmu v německém jazyce.</text:p>
      <text:h text:style-name="Heading_20_3" text:outline-level="3">Testovací kroky:</text:h>
      <text:p text:style-name="Standard"><text:s text:c="4"/>Do vyhledávacího pole zadat "Guardians of the Galaxy".</text:p>
      <text:p text:style-name="Standard"><text:s text:c="4"/>Kliknout na navrhovaný titul filmu.</text:p>
      <text:p text:style-name="Standard"><text:s text:c="4"/>Ověřit, že detaily jako režie, scénář a obsazení jsou zobrazeny v němčině.</text:p>
      <text:p text:style-name="Standard"><text:s text:c="4"/>Ověřit, že atribut jazyka stránky je nastaven na "de".</text:p>
      <text:p text:style-name="Standard"><text:s text:c="4"/>Kliknout na odkaz pro návrat na domovskou stránku.</text:p>
      <text:h text:style-name="Heading_20_2" text:outline-level="2"><text:bookmark-start text:name="__RefHeading___Toc1367_4108242441"/>TestCase_5: Ověření hindského jazyka<text:bookmark-end text:name="__RefHeading___Toc1367_4108242441"/></text:h>
      <text:p text:style-name="Standard">Datum: 6.5.2024</text:p>
      <text:p text:style-name="Standard">Typ testu: Manuální, Automatický</text:p>
      <text:h text:style-name="Heading_20_3" text:outline-level="3"><text:soft-page-break/>Očekávaný výsledek:</text:h>
      <text:p text:style-name="Standard"><text:s text:c="4"/>Webové stránky IMDb se zobrazují v hindském jazyce.</text:p>
      <text:p text:style-name="Standard"><text:s text:c="4"/>Klíčové prvky UI (carousel, doporučení, exkluzivity) jsou viditelné.</text:p>
      <text:p text:style-name="Standard"><text:s text:c="4"/>Atribut jazyka stránky je nastaven na "hi".</text:p>
      <text:h text:style-name="Heading_20_3" text:outline-level="3">Stručný popis:</text:h>
      <text:p text:style-name="Standard"><text:s text:c="4"/>Tento test ověřuje správné zobrazení obsahu IMDb v hindském jazyce.</text:p>
      <text:h text:style-name="Heading_20_3" text:outline-level="3">Testovací kroky:</text:h>
      <text:p text:style-name="Standard"><text:s text:c="4"/>Ověřit, že selector jazyka zobrazuje "HI".</text:p>
      <text:p text:style-name="Standard"><text:s text:c="4"/>Kliknout na možnost "Hindština".</text:p>
      <text:p text:style-name="Standard"><text:s text:c="4"/>Ověřit, že carousel s tituly, doporučení a exkluzivity jsou viditelné.</text:p>
      <text:p text:style-name="Standard"><text:s text:c="4"/>Ověřit, že atribut jazyka stránky je nastaven na "hi".</text:p>
      <text:h text:style-name="Heading_20_2" text:outline-level="2"><text:bookmark-start text:name="__RefHeading___Toc1369_4108242441"/>TestCase_6: Ověření italského jazyka<text:bookmark-end text:name="__RefHeading___Toc136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Webové stránky IMDb se zobrazují v italském jazyce.</text:p>
      <text:p text:style-name="Standard"><text:s text:c="4"/>Klíčové prvky UI (carousel, doporučení, exkluzivity) jsou viditelné.</text:p>
      <text:p text:style-name="Standard"><text:s text:c="4"/>Atribut jazyka stránky je nastaven na "it".</text:p>
      <text:h text:style-name="Heading_20_3" text:outline-level="3">Stručný popis:</text:h>
      <text:p text:style-name="Standard"><text:s text:c="4"/>Tento test ověřuje správné zobrazení obsahu IMDb v italském jazyce.</text:p>
      <text:h text:style-name="Heading_20_3" text:outline-level="3">Testovací kroky:</text:h>
      <text:p text:style-name="Standard"><text:s text:c="4"/>Ověřit, že selector jazyka zobrazuje "IT".</text:p>
      <text:p text:style-name="Standard"><text:s text:c="4"/>Kliknout na možnost "Italština".</text:p>
      <text:p text:style-name="Standard"><text:s text:c="4"/>Ověřit, že carousel s tituly, doporučení a exkluzivity jsou viditelné.</text:p>
      <text:p text:style-name="Standard"><text:s text:c="4"/>Ověřit, že atribut jazyka stránky je nastaven na "it".</text:p>
      <text:h text:style-name="Heading_20_2" text:outline-level="2"><text:bookmark-start text:name="__RefHeading___Toc1371_4108242441"/>TestCase_7: Ověření portugalského jazyka<text:bookmark-end text:name="__RefHeading___Toc137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Webové stránky IMDb se zobrazují v portugalském jazyce.</text:p>
      <text:p text:style-name="Standard"><text:s text:c="4"/>Klíčové prvky UI (carousel, doporučení, exkluzivity) jsou viditelné.</text:p>
      <text:p text:style-name="Standard"><text:s text:c="4"/>Atribut jazyka stránky je nastaven na "pt".</text:p>
      <text:h text:style-name="Heading_20_3" text:outline-level="3">Stručný popis:</text:h>
      <text:p text:style-name="Standard"><text:s text:c="4"/>Tento test ověřuje správné zobrazení obsahu IMDb v portugalském jazyce.</text:p>
      <text:h text:style-name="Heading_20_3" text:outline-level="3">Testovací kroky:</text:h>
      <text:p text:style-name="Standard"><text:s text:c="4"/>Ověřit, že selector jazyka zobrazuje "PT".</text:p>
      <text:p text:style-name="Standard"><text:soft-page-break/><text:s text:c="4"/>Kliknout na možnost "Portugalština".</text:p>
      <text:p text:style-name="Standard"><text:s text:c="4"/>Ověřit, že carousel s tituly, doporučení a exkluzivity jsou viditelné.</text:p>
      <text:p text:style-name="Standard"><text:s text:c="4"/>Ověřit, že atribut jazyka stránky je nastaven na "pt".</text:p>
      <text:h text:style-name="Heading_20_2" text:outline-level="2"><text:bookmark-start text:name="__RefHeading___Toc1373_4108242441"/>TestCase_8: Ověření španělského jazyka<text:bookmark-end text:name="__RefHeading___Toc1373_4108242441"/></text:h>
      <text:p text:style-name="Standard">Datum: 6.5.2024</text:p>
      <text:p text:style-name="Standard">Typ testu: Manuáln<text:span text:style-name="T1">í</text:span></text:p>
      <text:h text:style-name="Heading_20_3" text:outline-level="3">Očekávaný výsledek:</text:h>
      <text:p text:style-name="Standard"><text:s text:c="4"/>Webové stránky IMDb se zobrazují v portugalském jazyce.</text:p>
      <text:p text:style-name="Standard"><text:s text:c="4"/>Klíčové prvky UI (carousel, doporučení, exkluzivity) jsou viditelné.</text:p>
      <text:p text:style-name="Standard"><text:s text:c="4"/>Atribut jazyka stránky je nastaven na "es".</text:p>
      <text:h text:style-name="Heading_20_3" text:outline-level="3">Stručný popis:</text:h>
      <text:p text:style-name="Standard"><text:s text:c="4"/>Tento test ověřuje správné zobrazení obsahu IMDb v portugalském jazyce.</text:p>
      <text:h text:style-name="Heading_20_3" text:outline-level="3">Testovací kroky:</text:h>
      <text:p text:style-name="Standard"><text:s text:c="4"/>Ověřit, že selector jazyka zobrazuje "ES".</text:p>
      <text:p text:style-name="Standard"><text:s text:c="4"/>Kliknout na možnost "Španělština".</text:p>
      <text:p text:style-name="Standard"><text:s text:c="4"/>Ověřit, že carousel s tituly, doporučení a exkluzivity jsou viditelné.</text:p>
      <text:p text:style-name="Standard"><text:s text:c="4"/>Ověřit, že atribut jazyka stránky je nastaven na "es".</text:p>
      <text:h text:style-name="P3" text:outline-level="1"/>
      <text:h text:style-name="P4" text:outline-level="1"><text:bookmark-start text:name="__RefHeading___Toc1375_4108242441"/>TestSada_04 - Přihlášení uživatele<text:bookmark-end text:name="__RefHeading___Toc1375_4108242441"/></text:h>
      <text:h text:style-name="Heading_20_3" text:outline-level="3">Stručný popis:</text:h>
      <text:p text:style-name="Standard"><text:s text:c="4"/>Tato testovací sada se zaměřuje na ověření procesu přihlášení uživatele na webových stránkách IMDb pro různé situace, včetně prázdných přihlašovacích údajů, částečně vyplněných údajů, neplatných údajů a úspěšného přihlášení s platnými údaji.</text:p>
      <text:h text:style-name="Heading_20_3" text:outline-level="3">Pre-conditions:</text:h>
      <text:p text:style-name="Standard"><text:s text:c="4"/>Otevřená přihlašovací stránka IMDb</text:p>
      <text:p text:style-name="Standard"><text:s text:c="4"/>Kliknutí na odkaz "Přihlásit se" a výběr možnosti "Přihlásit se pomocí IMDb"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77_4108242441"/>TestCase_1: Prázdné přihlašovací údaje<text:bookmark-end text:name="__RefHeading___Toc1377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Při zadání prázdných hodnot do polí pro uživatelské jméno a heslo se zobrazí chybové hlášky.</text:p>
      <text:h text:style-name="Heading_20_3" text:outline-level="3">Stručný popis:</text:h>
      <text:p text:style-name="Standard"><text:s text:c="4"/>Tento test ověřuje chování systému při pokusu o přihlášení s prázdnými přihlašovacími údaji.</text:p>
      <text:h text:style-name="Heading_20_3" text:outline-level="3">Testovací kroky:</text:h>
      <text:p text:style-name="Standard"><text:s text:c="4"/>Zavolat klíčové slovo "Login" a předat prázdné proměnné jako argumenty.</text:p>
      <text:p text:style-name="Standard"><text:s text:c="4"/>Zobrazí se upozornění vyzývající k zadání e-mailu nebo mobilního čísla.</text:p>
      <text:p text:style-name="Standard"><text:s text:c="4"/>Zobrazí se další upozornění vyzývající k zadání hesla.</text:p>
      <text:h text:style-name="Heading_20_2" text:outline-level="2"><text:bookmark-start text:name="__RefHeading___Toc1379_4108242441"/>TestCase_2: Částečné přihlašovací údaje - jen uživatelské jméno<text:bookmark-end text:name="__RefHeading___Toc137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Při zadání pouze uživatelského jména a prázdného hesla se zobrazí chybové hlášení pro prázdné heslo.</text:p>
      <text:h text:style-name="Heading_20_3" text:outline-level="3">Stručný popis:</text:h>
      <text:p text:style-name="Standard"><text:s text:c="4"/>Tento test ověřuje chování systému při pokusu o přihlášení s pouze vyplněným uživatelským jménem.</text:p>
      <text:h text:style-name="Heading_20_3" text:outline-level="3">Testovací kroky:</text:h>
      <text:p text:style-name="Standard"><text:s text:c="4"/>Zavolat klíčové slovo "Login", předat proměnnou s uživatelským jménem jako první argument a prázdnou proměnnou jako druhý argument.</text:p>
      <text:p text:style-name="Standard"><text:s text:c="4"/>Zobrazí se upozornění vyzývající k zadání hesla.</text:p>
      <text:h text:style-name="Heading_20_2" text:outline-level="2"><text:bookmark-start text:name="__RefHeading___Toc1381_4108242441"/><text:soft-page-break/>TestCase_3: Částečné přihlašovací údaje - jen heslo<text:bookmark-end text:name="__RefHeading___Toc138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Při zadání prázdného uživatelského jména a vyplněného hesla se zobrazí chybové hlášení pro prázdné uživatelské jméno.</text:p>
      <text:h text:style-name="Heading_20_3" text:outline-level="3">Stručný popis:</text:h>
      <text:p text:style-name="Standard"><text:s text:c="4"/>Tento test ověřuje chování systému při pokusu o přihlášení s pouze vyplněným heslem.</text:p>
      <text:h text:style-name="Heading_20_3" text:outline-level="3">Testovací kroky:</text:h>
      <text:p text:style-name="Standard"><text:s text:c="4"/>Zavolat klíčové slovo "Login", předat prázdnou proměnnou jako první argument a proměnnou s heslem jako druhý argument.</text:p>
      <text:p text:style-name="Standard"><text:s text:c="4"/>Zobrazí se upozornění vyzývající k zadání uživatelského jména.</text:p>
      <text:h text:style-name="Heading_20_2" text:outline-level="2"><text:bookmark-start text:name="__RefHeading___Toc1383_4108242441"/>TestCase_4: Neplatné přihlašovací údaje<text:bookmark-end text:name="__RefHeading___Toc138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Při zadání neexistujících přihlašovacích údajů se zobrazí chybové hlášení.</text:p>
      <text:h text:style-name="Heading_20_3" text:outline-level="3">Stručný popis:</text:h>
      <text:p text:style-name="Standard"><text:s text:c="4"/>Tento test ověřuje chování systému při pokusu o přihlášení s neplatnými přihlašovacími údaji.</text:p>
      <text:h text:style-name="Heading_20_3" text:outline-level="3">Testovací kroky:</text:h>
      <text:p text:style-name="Standard"><text:s text:c="4"/>Zavolat klíčové slovo "Login" a předat neexistující hodnoty jako argumenty.</text:p>
      <text:p text:style-name="Standard"><text:s text:c="4"/>Zobrazí se upozornění indikující problém s přihlášením.</text:p>
      <text:h text:style-name="Heading_20_2" text:outline-level="2"><text:bookmark-start text:name="__RefHeading___Toc1385_4108242441"/>TestCase_5: Platné přihlášení s bezpečnostním upozorněním<text:bookmark-end text:name="__RefHeading___Toc1385_4108242441"/></text:h>
      <text:p text:style-name="Standard">Datum: 6.5.2024</text:p>
      <text:p text:style-name="Standard">Typ testu: Manuální</text:p>
      <text:h text:style-name="Heading_20_3" text:outline-level="3">Očekávaný výsledek:</text:h>
      <text:p text:style-name="Standard"><text:s text:c="4"/>Po několika pokusech o přihlášení se zobrazí bezpečnostní upozornění vyžadující ověření zadáním zkresleného textu.</text:p>
      <text:h text:style-name="Heading_20_3" text:outline-level="3">Stručný popis:</text:h>
      <text:p text:style-name="Standard"><text:s text:c="4"/>Tento test ověřuje chování systému při úspěšném přihlášení, ale s požadavkem na dodatečné ověření z bezpečnostních důvodů.</text:p>
      <text:h text:style-name="Heading_20_3" text:outline-level="3">Testovací kroky:</text:h>
      <text:p text:style-name="Standard"><text:s text:c="4"/>Zavolat klíčové slovo "Login" a předat platné přihlašovací údaje jako argumenty.</text:p>
      <text:p text:style-name="Standard"><text:s text:c="4"/>Zobrazí se upozornění označené jako "důležité".</text:p>
      <text:h text:style-name="Heading_20_2" text:outline-level="2"><text:bookmark-start text:name="__RefHeading___Toc1387_4108242441"/><text:soft-page-break/>TestCase_6: Platné přihlášení<text:bookmark-end text:name="__RefHeading___Toc1387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Při zadání platných přihlašovacích údajů se uživatel úspěšně přihlásí a místo odkazu "Přihlásit se" se zobrazí jeho uživatelské jméno.</text:p>
      <text:h text:style-name="Heading_20_3" text:outline-level="3">Stručný popis:</text:h>
      <text:p text:style-name="Standard"><text:s text:c="4"/>Tento test ověřuje proces úspěšného přihlášení uživatele s platnými přihlašovacími údaji.</text:p>
      <text:h text:style-name="Heading_20_3" text:outline-level="3">Testovací kroky:</text:h>
      <text:p text:style-name="Standard"><text:s text:c="4"/>Zavolat klíčové slovo "Login" a předat platné přihlašovací údaje.</text:p>
      <text:p text:style-name="Standard"><text:s text:c="4"/>Vyčkat na dokončení přesměrování.</text:p>
      <text:p text:style-name="Standard"><text:s text:c="4"/>Zavolat klíčové slovo "Verify Valid Login" pro ověření úspěšného přihlášení.</text:p>
      <text:h text:style-name="P3" text:outline-level="1"/>
      <text:h text:style-name="P4" text:outline-level="1"><text:bookmark-start text:name="__RefHeading___Toc1389_4108242441"/>TestSada_05 - Funkčnost menu<text:bookmark-end text:name="__RefHeading___Toc1389_4108242441"/></text:h>
      <text:h text:style-name="Heading_20_3" text:outline-level="3">Stručný popis:</text:h>
      <text:p text:style-name="Standard"><text:s text:c="4"/>Tato testovací sada se zaměřuje na ověření správné funkčnosti hlavního navigačního menu na webových stránkách IMDb, včetně otevření, zavření a ověření přítomnosti konkrétních položek v menu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moderním prohlížeči Chrome</text:p>
      <text:p text:style-name="Standard"><text:s text:c="4"/>Rozlišení obrazovky: FullHD (1920x1080)</text:p>
      <text:p text:style-name="Standard"><text:s text:c="4"/>Zoom/zvětšení: 100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91_4108242441"/>TestCase_1: Otevření menu<text:bookmark-end text:name="__RefHeading___Toc139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Menu se úspěšně otevře po kliknutí na tlačítko menu.</text:p>
      <text:h text:style-name="Heading_20_3" text:outline-level="3">Stručný popis:</text:h>
      <text:p text:style-name="Standard"><text:s text:c="4"/>Tento test ověřuje, zda se hlavní navigační menu správně otevře.</text:p>
      <text:h text:style-name="Heading_20_3" text:outline-level="3">Testovací kroky:</text:h>
      <text:p text:style-name="Standard"><text:s text:c="4"/>Klikněte na tlačítko pro otevření menu.</text:p>
      <text:p text:style-name="Standard"><text:s text:c="4"/>Ověřit, že se menu rozbalilo a zobrazuje navigační odkazy.</text:p>
      <text:h text:style-name="Heading_20_2" text:outline-level="2"><text:bookmark-start text:name="__RefHeading___Toc1393_4108242441"/>TestCase_2: Zavření menu<text:bookmark-end text:name="__RefHeading___Toc139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Menu se úspěšně zavře po kliknutí na tlačítko pro zavření nebo mimo menu.</text:p>
      <text:h text:style-name="Heading_20_3" text:outline-level="3">Stručný popis:</text:h>
      <text:p text:style-name="Standard"><text:s text:c="4"/>Tento test ověřuje, zda se hlavní navigační menu správně zavře.</text:p>
      <text:h text:style-name="Heading_20_3" text:outline-level="3">Testovací kroky:</text:h>
      <text:p text:style-name="Standard"><text:s text:c="4"/>Klikněte na tlačítko pro zavření menu nebo kamkoli mimo menu.</text:p>
      <text:p text:style-name="Standard"><text:s text:c="4"/>Ověřit, že se menu sbalilo a skrylo navigační odkazy.</text:p>
      <text:h text:style-name="Heading_20_2" text:outline-level="2"><text:bookmark-start text:name="__RefHeading___Toc1395_4108242441"/><text:soft-page-break/>TestCase_3: Ověření položek menu<text:bookmark-end text:name="__RefHeading___Toc1395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V menu jsou přítomny konkrétní navigační položky.</text:p>
      <text:h text:style-name="Heading_20_3" text:outline-level="3">Stručný popis:</text:h>
      <text:p text:style-name="Standard"><text:s text:c="4"/>Tento test ověřuje přítomnost specifických položek v hlavním navigačním menu.</text:p>
      <text:h text:style-name="Heading_20_3" text:outline-level="3">Testovací kroky:</text:h>
      <text:p text:style-name="Standard"><text:s text:c="4"/>Otevř<text:span text:style-name="T1">ít</text:span> menu.</text:p>
      <text:p text:style-name="Standard"><text:s text:c="4"/>Ověřit, že je přítomna navigační položka "Filmy".</text:p>
      <text:p text:style-name="Standard"><text:s text:c="4"/>Ověřit, že je přítomna navigační položka "TV pořady".</text:p>
      <text:p text:style-name="Standard"><text:s text:c="4"/>Ověřit, že je přítomna navigační položka "Sledovat".</text:p>
      <text:p text:style-name="Standard"><text:s text:c="4"/>Zavř<text:span text:style-name="T1">ít</text:span> menu.</text:p>
      <text:h text:style-name="P3" text:outline-level="1"/>
      <text:h text:style-name="P4" text:outline-level="1"><text:bookmark-start text:name="__RefHeading___Toc1397_4108242441"/>TestSada_06 - Detailní stránka filmu<text:bookmark-end text:name="__RefHeading___Toc1397_4108242441"/></text:h>
      <text:h text:style-name="Heading_20_3" text:outline-level="3">Stručný popis:</text:h>
      <text:p text:style-name="Standard"><text:s text:c="4"/>Tato testovací sada ověřuje přítomnost klíčových prvků a informací na detailní stránce konkrétního filmu na webu IMDb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moderním prohlížeči Chrome</text:p>
      <text:p text:style-name="Standard"><text:s text:c="4"/>Rozlišení obrazovky: FullHD (1920x1080)</text:p>
      <text:p text:style-name="Standard"><text:s text:c="4"/>Zoom/zvětšení: 10<text:span text:style-name="T1">0</text:span>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399_4108242441"/>TestCase_1: Název filmu<text:bookmark-end text:name="__RefHeading___Toc139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 název filmu.</text:p>
      <text:h text:style-name="Heading_20_3" text:outline-level="3">Stručný popis:</text:h>
      <text:p text:style-name="Standard"><text:s text:c="4"/>Tento test ověřuje, zda je na detailní stránce filmu správně zobrazen název daného filmu.</text:p>
      <text:h text:style-name="Heading_20_3" text:outline-level="3">Testovací kroky:</text:h>
      <text:p text:style-name="Standard"><text:s text:c="4"/>Ověřit, že je zobrazen název filmu.</text:p>
      <text:h text:style-name="Heading_20_2" text:outline-level="2"><text:bookmark-start text:name="__RefHeading___Toc1401_4108242441"/>TestCase_2: Hodnocení filmu<text:bookmark-end text:name="__RefHeading___Toc140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o hodnocení IMDb.</text:p>
      <text:h text:style-name="Heading_20_3" text:outline-level="3">Stručný popis:</text:h>
      <text:p text:style-name="Standard"><text:s text:c="4"/>Tento test ověřuje, zda je na detailní stránce filmu správně zobrazeno hodnocení IMDb.</text:p>
      <text:h text:style-name="Heading_20_3" text:outline-level="3">Testovací kroky:</text:h>
      <text:p text:style-name="Standard"><text:s text:c="4"/>Ověřit, že je zobrazeno hodnocení IMDb.</text:p>
      <text:h text:style-name="Heading_20_2" text:outline-level="2"><text:bookmark-start text:name="__RefHeading___Toc1403_4108242441"/>TestCase_3: Rok vydání<text:bookmark-end text:name="__RefHeading___Toc1403_4108242441"/></text:h>
      <text:p text:style-name="Standard">Datum: 6.5.2024</text:p>
      <text:p text:style-name="Standard">Typ testu: Manuální, Automatický</text:p>
      <text:h text:style-name="Heading_20_3" text:outline-level="3"><text:soft-page-break/>Očekávaný výsledek:</text:h>
      <text:p text:style-name="Standard"><text:s text:c="4"/>Na stránce filmu je zobrazen rok vydání.</text:p>
      <text:h text:style-name="Heading_20_3" text:outline-level="3">Stručný popis:</text:h>
      <text:p text:style-name="Standard"><text:s text:c="4"/>Tento test ověřuje, zda je na detailní stránce filmu správně zobrazen rok vydání daného filmu.</text:p>
      <text:h text:style-name="Heading_20_3" text:outline-level="3">Testovací kroky:</text:h>
      <text:p text:style-name="Standard"><text:s text:c="4"/>Ověřit, že je zobrazen rok vydání filmu.</text:p>
      <text:h text:style-name="Heading_20_2" text:outline-level="2"><text:bookmark-start text:name="__RefHeading___Toc1405_4108242441"/>TestCase_4: Délka trvání<text:bookmark-end text:name="__RefHeading___Toc1405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a délka trvání.</text:p>
      <text:h text:style-name="Heading_20_3" text:outline-level="3">Stručný popis:</text:h>
      <text:p text:style-name="Standard"><text:s text:c="4"/>Tento test ověřuje, zda je na detailní stránce filmu správně zobrazena délka trvání daného filmu.</text:p>
      <text:h text:style-name="Heading_20_3" text:outline-level="3">Testovací kroky:</text:h>
      <text:p text:style-name="Standard"><text:s text:c="4"/>Ověřit, že je zobrazena délka trvání filmu.</text:p>
      <text:h text:style-name="Heading_20_2" text:outline-level="2"><text:bookmark-start text:name="__RefHeading___Toc1407_4108242441"/>TestCase_5: Žánr<text:bookmark-end text:name="__RefHeading___Toc1407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 žánr.</text:p>
      <text:h text:style-name="Heading_20_3" text:outline-level="3">Stručný popis:</text:h>
      <text:p text:style-name="Standard"><text:s text:c="4"/>Tento test ověřuje, zda je na detailní stránce filmu správně zobrazen žánr daného filmu.</text:p>
      <text:h text:style-name="Heading_20_3" text:outline-level="3">Testovací kroky:</text:h>
      <text:p text:style-name="Standard"><text:s text:c="4"/>Ověřit, že je zobrazen žánr filmu.</text:p>
      <text:h text:style-name="Heading_20_2" text:outline-level="2"><text:bookmark-start text:name="__RefHeading___Toc1409_4108242441"/>TestCase_6: Režisér<text:bookmark-end text:name="__RefHeading___Toc140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 režisér.</text:p>
      <text:h text:style-name="Heading_20_3" text:outline-level="3">Stručný popis:</text:h>
      <text:p text:style-name="Standard"><text:s text:c="4"/>Tento test ověřuje, zda je na detailní stránce filmu správně zobrazen režisér daného filmu.</text:p>
      <text:h text:style-name="Heading_20_3" text:outline-level="3"><text:soft-page-break/>Testovací kroky:</text:h>
      <text:p text:style-name="Standard"><text:s text:c="4"/>Ověřit, že je zobrazen režisér filmu.</text:p>
      <text:h text:style-name="Heading_20_2" text:outline-level="2"><text:bookmark-start text:name="__RefHeading___Toc1411_4108242441"/>TestCase_7: Obsazení<text:bookmark-end text:name="__RefHeading___Toc141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o obsazení.</text:p>
      <text:h text:style-name="Heading_20_3" text:outline-level="3">Stručný popis:</text:h>
      <text:p text:style-name="Standard"><text:s text:c="4"/>Tento test ověřuje, zda je na detailní stránce filmu správně zobrazeno obsazení daného filmu.</text:p>
      <text:h text:style-name="Heading_20_3" text:outline-level="3">Testovací kroky:</text:h>
      <text:p text:style-name="Standard"><text:s text:c="4"/>Ověřit, že je zobrazena hlavička s obsazením filmu.</text:p>
      <text:p text:style-name="Standard"><text:s text:c="4"/>Ověřit, že je zobrazeno samotné obsazení filmu.</text:p>
      <text:h text:style-name="Heading_20_2" text:outline-level="2"><text:bookmark-start text:name="__RefHeading___Toc1413_4108242441"/>TestCase_8: Děj<text:bookmark-end text:name="__RefHeading___Toc141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e zobrazen děj.</text:p>
      <text:h text:style-name="Heading_20_3" text:outline-level="3">Stručný popis:</text:h>
      <text:p text:style-name="Standard"><text:s text:c="4"/>Tento test ověřuje, zda je na detailní stránce filmu správně zobrazen děj daného filmu.</text:p>
      <text:h text:style-name="Heading_20_3" text:outline-level="3">Testovací kroky:</text:h>
      <text:p text:style-name="Standard"><text:s text:c="4"/>Ověřit, že je zobrazena hlavička s dějem filmu.</text:p>
      <text:h text:style-name="Heading_20_2" text:outline-level="2"><text:bookmark-start text:name="__RefHeading___Toc1415_4108242441"/>TestCase_9: Recenze<text:bookmark-end text:name="__RefHeading___Toc1415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Na stránce filmu jsou zobrazeny recenze.</text:p>
      <text:h text:style-name="Heading_20_3" text:outline-level="3">Stručný popis:</text:h>
      <text:p text:style-name="Standard"><text:s text:c="4"/>Tento test ověřuje, zda jsou na detailní stránce filmu zobrazeny recenze na daný film.</text:p>
      <text:h text:style-name="Heading_20_3" text:outline-level="3">Testovací kroky:</text:h>
      <text:p text:style-name="Standard"><text:s text:c="4"/>Ověřit, že je zobrazena hlavička s recenzemi filmu.</text:p>
      <text:h text:style-name="P3" text:outline-level="1"/>
      <text:h text:style-name="P4" text:outline-level="1"><text:bookmark-start text:name="__RefHeading___Toc1417_4108242441"/>TestSada_007 - Navigace a odkazy<text:bookmark-end text:name="__RefHeading___Toc1417_4108242441"/></text:h>
      <text:h text:style-name="Heading_20_3" text:outline-level="3">Stručný popis:</text:h>
      <text:p text:style-name="Standard"><text:s text:c="4"/>Tato testovací sada ověřuje správnou funkčnost navigace a odkazů na webových stránkách IMDb. Testují se přesměrování na různé stránky pomocí odkazů v hlavičce, patičce, vyhledávacího pole, uživatelského profilu a dalších prvků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moderním prohlížeči Chrome</text:p>
      <text:p text:style-name="Standard"><text:s text:c="4"/>Rozlišení obrazovky: FullHD (1920x1080)</text:p>
      <text:p text:style-name="Standard"><text:s text:c="4"/>Zoom/zvětšení: 100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419_4108242441"/>TestCase_1: Ověření URL domovské stránky<text:bookmark-end text:name="__RefHeading___Toc1419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Aktuální URL odpovídá nastavené URL pro domovskou stránku.</text:p>
      <text:h text:style-name="Heading_20_3" text:outline-level="3">Stručný popis:</text:h>
      <text:p text:style-name="Standard"><text:s text:c="4"/>Tento test ověřuje, zda se při otevření webu IMDb správně načte domovská stránka.</text:p>
      <text:h text:style-name="Heading_20_3" text:outline-level="3">Testovací kroky:</text:h>
      <text:p text:style-name="Standard"><text:s text:c="4"/>Načíst aktuální URL.</text:p>
      <text:p text:style-name="Standard"><text:s text:c="4"/>Aktuální URL by měla odpovídat nastavené URL.</text:p>
      <text:h text:style-name="Heading_20_2" text:outline-level="2"><text:bookmark-start text:name="__RefHeading___Toc1421_4108242441"/>TestCase_2: Přesměrování přes logo<text:bookmark-end text:name="__RefHeading___Toc1421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Kliknutí na logo přesměruje na domovskou stránku.</text:p>
      <text:h text:style-name="Heading_20_3" text:outline-level="3">Stručný popis:</text:h>
      <text:p text:style-name="Standard"><text:s text:c="4"/>Tento test ověřuje, zda kliknutí na logo IMDb správně přesměruje na domovskou stránku.</text:p>
      <text:h text:style-name="Heading_20_3" text:outline-level="3">Testovací kroky:</text:h>
      <text:p text:style-name="Standard"><text:s text:c="4"/>Kliknout na element loga.</text:p>
      <text:p text:style-name="Standard"><text:s text:c="4"/>Ověřit, že URL obsahuje slovo "home".</text:p>
      <text:h text:style-name="Heading_20_2" text:outline-level="2"><text:bookmark-start text:name="__RefHeading___Toc1423_4108242441"/><text:soft-page-break/>TestCase_3: Přesměrování přes span odkaz<text:bookmark-end text:name="__RefHeading___Toc1423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Kliknutí na specifický span element přesměruje na stránku s titulkem "Co sledovat".</text:p>
      <text:h text:style-name="Heading_20_3" text:outline-level="3">Stručný popis:</text:h>
      <text:p text:style-name="Standard"><text:s text:c="4"/>Tento test ověřuje, zda kliknutí na daný span element správně přesměruje na příslušnou stránku.</text:p>
      <text:h text:style-name="Heading_20_3" text:outline-level="3">Testovací kroky:</text:h>
      <text:p text:style-name="Standard"><text:s text:c="4"/>Vyčkat, až se na stránce načte daný span element.</text:p>
      <text:p text:style-name="Standard"><text:s text:c="4"/>Posunout stránku dolů pomocí JS příkazu, protože element není viděn.</text:p>
      <text:p text:style-name="Standard"><text:s text:c="4"/>Vyčkat, až se stránka posune dolů.</text:p>
      <text:p text:style-name="Standard"><text:s text:c="4"/>Kliknout na span element.</text:p>
      <text:p text:style-name="Standard"><text:s text:c="4"/>Ověřit, že URL obsahuje slovo "what-to-watch".</text:p>
      <text:h text:style-name="Heading_20_2" text:outline-level="2"><text:bookmark-start text:name="__RefHeading___Toc1425_4108242441"/>TestCase_4: Přesměrování přes nadpisový odkaz<text:bookmark-end text:name="__RefHeading___Toc1425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Stránka by se měla přesměrovat na domovskou stránku a umožnit opakování předchozího procesu.</text:p>
      <text:h text:style-name="Heading_20_3" text:outline-level="3">Stručný popis:</text:h>
      <text:p text:style-name="Standard"><text:s text:c="4"/>Tento test ověřuje schopnost přesměrovat se zpět na domovskou stránku a zopakovat předchozí kroky.</text:p>
      <text:h text:style-name="Heading_20_3" text:outline-level="3">Testovací kroky:</text:h>
      <text:p text:style-name="Standard"><text:s text:c="4"/>Kliknout na element loga.</text:p>
      <text:p text:style-name="Standard"><text:s text:c="4"/>Vyčkat krátkou dobu po načtení.</text:p>
      <text:p text:style-name="Standard"><text:s text:c="4"/>Použít JS příkaz k posunutí stránky dolů.</text:p>
      <text:p text:style-name="Standard"><text:s text:c="4"/>Vyčkat, až se stránka posune.</text:p>
      <text:p text:style-name="Standard"><text:s text:c="4"/>Na stránce by měl být viditelný specifický nadpisový element.</text:p>
      <text:p text:style-name="Standard"><text:s text:c="4"/>Kliknout na nadpisový element.</text:p>
      <text:p text:style-name="Standard"><text:s text:c="4"/>Ověřit, že URL obsahuje slovo "top-picks".</text:p>
      <text:h text:style-name="Heading_20_2" text:outline-level="2"><text:bookmark-start text:name="__RefHeading___Toc1427_4108242441"/>TestCase_5: Přesměrování přes odkazy v menu<text:bookmark-end text:name="__RefHeading___Toc1427_4108242441"/></text:h>
      <text:p text:style-name="Standard">Datum: 6.5.2024</text:p>
      <text:p text:style-name="Standard">Typ testu: Manuální, Automatický</text:p>
      <text:h text:style-name="Heading_20_3" text:outline-level="3">Očekávaný výsledek:</text:h>
      <text:p text:style-name="Standard"><text:s text:c="4"/>Stránka by měla být schopná otevřít menu a obsahovat klikatelné odkazy.</text:p>
      <text:h text:style-name="Heading_20_3" text:outline-level="3">Stručný popis:</text:h>
      <text:p text:style-name="Standard"><text:s text:c="4"/>Tento test ověřuje, zda lze v menu kliknout na odkazy a přesměrovat se na příslušné stránky.</text:p>
      <text:h text:style-name="Heading_20_3" text:outline-level="3"><text:soft-page-break/>Testovací kroky:</text:h>
      <text:p text:style-name="Standard"><text:s text:c="4"/>Spustit klíčové slovo "Open Menu".</text:p>
      <text:p text:style-name="Standard"><text:s text:c="4"/>Kliknout na odkaz s textem "Procházet filmy podle žánru".</text:p>
      <text:p text:style-name="Standard"><text:s text:c="4"/>Ověřit, že URL obsahuje slovo "genre".</text:p>
      <text:h text:style-name="Heading_20_2" text:outline-level="2"><text:bookmark-start text:name="__RefHeading___Toc1429_4108242441"/>TestCase_6: Přesměrování přes vyhledávací pole<text:bookmark-end text:name="__RefHeading___Toc1429_4108242441"/></text:h>
      <text:p text:style-name="Standard">Datum: 6.5.2024</text:p>
      <text:p text:style-name="Standard">Typ testu: Manuální</text:p>
      <text:h text:style-name="Heading_20_3" text:outline-level="3">Očekávaný výsledek:</text:h>
      <text:p text:style-name="Standard"><text:s text:c="4"/>Vyhledávací pole by mělo správně přesměrovat na výsledky vyhledávání.</text:p>
      <text:h text:style-name="Heading_20_3" text:outline-level="3">Stručný popis:</text:h>
      <text:p text:style-name="Standard"><text:s text:c="4"/>Tento test ověřuje, zda vyhledávací pole správně přesměruje na stránku s výsledky vyhledávání.</text:p>
      <text:h text:style-name="Heading_20_3" text:outline-level="3">Testovací kroky:</text:h>
      <text:p text:style-name="Standard"><text:s text:c="4"/>Zadat do vyhledávacího pole platný vyhledávací dotaz (např. "Skvělí chlapi").</text:p>
      <text:p text:style-name="Standard"><text:s text:c="4"/>Kliknout na tlačítko pro vyhledávání.</text:p>
      <text:p text:style-name="Standard"><text:s text:c="4"/>Potvrdit, že se načetla stránka s výsledky vyhledávání.</text:p>
      <text:h text:style-name="Heading_20_2" text:outline-level="2"><text:bookmark-start text:name="__RefHeading___Toc1431_4108242441"/>TestCase_7: Odkazy v patičce<text:bookmark-end text:name="__RefHeading___Toc1431_4108242441"/></text:h>
      <text:p text:style-name="Standard">Datum: 6.5.2024</text:p>
      <text:p text:style-name="Standard">Typ testu: Manuáln<text:span text:style-name="T1">í</text:span></text:p>
      <text:h text:style-name="Heading_20_3" text:outline-level="3">Očekávaný výsledek:</text:h>
      <text:p text:style-name="Standard"><text:s text:c="4"/>Kliknutí na odkazy v patičce (např. "O IMDb", "Kontakty", "Zásady ochrany osobních údajů") přesměruje na příslušné stránky.</text:p>
      <text:h text:style-name="Heading_20_3" text:outline-level="3">Stručný popis:</text:h>
      <text:p text:style-name="Standard"><text:s text:c="4"/>Tento test ověřuje funkčnost odkazů v patičce webu IMDb.</text:p>
      <text:h text:style-name="Heading_20_3" text:outline-level="3">Testovací kroky:</text:h>
      <text:p text:style-name="Standard"><text:s text:c="4"/>Kliknout na odkaz v patičce (např. "O IMDb").</text:p>
      <text:p text:style-name="Standard"><text:s text:c="4"/>Ověřit, že se otevřela příslušná stránka.</text:p>
      <text:p text:style-name="Standard"><text:s text:c="4"/>Zkontrolovat, zda URL odpovídá očekávané cestě.</text:p>
      <text:h text:style-name="Heading_20_2" text:outline-level="2"><text:bookmark-start text:name="__RefHeading___Toc1433_4108242441"/>TestCase_8: Přesměrování na uživatelský profil<text:bookmark-end text:name="__RefHeading___Toc1433_4108242441"/></text:h>
      <text:p text:style-name="Standard">Datum: 6.5.2024</text:p>
      <text:p text:style-name="Standard">Typ testu: Manuální</text:p>
      <text:h text:style-name="Heading_20_3" text:outline-level="3">Očekávaný výsledek:</text:h>
      <text:p text:style-name="Standard"><text:s text:c="4"/>Kliknutí na uživatelský profil správně přesměruje na stránku uživatelského profilu.</text:p>
      <text:h text:style-name="Heading_20_3" text:outline-level="3">Stručný popis:</text:h>
      <text:p text:style-name="Standard"><text:s text:c="4"/>Tento test ověřuje, zda kliknutí na uživatelský profil správně přesměruje na příslušnou stránku profilu.</text:p>
      <text:h text:style-name="Heading_20_3" text:outline-level="3"><text:soft-page-break/>Testovací kroky:</text:h>
      <text:p text:style-name="Standard"><text:s text:c="4"/>Přihlásit se pro přístup k uživatelskému profilu.</text:p>
      <text:p text:style-name="Standard"><text:s text:c="4"/>Kliknout na obrázek/jméno uživatele.</text:p>
      <text:p text:style-name="Standard"><text:s text:c="4"/>Ověřit, že se otevřela stránka uživatelského profilu.</text:p>
      <text:p text:style-name="Standard"><text:s text:c="4"/>Zkontrolovat, zda URL obsahuje uživatelské jméno.</text:p>
      <text:h text:style-name="Heading_20_2" text:outline-level="2"><text:bookmark-start text:name="__RefHeading___Toc1435_4108242441"/>TestCase_9: Externí odkazy<text:bookmark-end text:name="__RefHeading___Toc1435_4108242441"/></text:h>
      <text:p text:style-name="Standard">Datum: 9.5.2024</text:p>
      <text:p text:style-name="Standard">Typ testu: Manuální</text:p>
      <text:h text:style-name="Heading_20_3" text:outline-level="3">Očekávaný výsledek:</text:h>
      <text:p text:style-name="Standard"><text:s text:c="4"/>Externí odkazy (např. ikony sociálních médií, IMDb Pro) by měly otevírat příslušné webové stránky v novém panelu/ka<text:span text:style-name="T1">r</text:span>tě.</text:p>
      <text:h text:style-name="Heading_20_3" text:outline-level="3">Stručný popis:</text:h>
      <text:p text:style-name="Standard"><text:s text:c="4"/>Tento test ověřuje správnou funkčnost externích odkazů na webu IMDb, jako jsou odkazy na sociální média nebo IMDb Pro.</text:p>
      <text:h text:style-name="Heading_20_3" text:outline-level="3">Testovací kroky:</text:h>
      <text:p text:style-name="Standard"><text:s text:c="4"/>Kliknout na externí odkaz (např. ikona Twitteru IMDb).</text:p>
      <text:p text:style-name="Standard"><text:s text:c="4"/>Ověřit, že se příslušná webová stránka otevřela v novém panelu/kartě.</text:p>
      <text:p text:style-name="Standard"><text:s text:c="4"/>Zkontrolovat, zda URL odpovídá očekávanému profilu na sociální síti.</text:p>
      <text:h text:style-name="Heading_20_2" text:outline-level="2"><text:bookmark-start text:name="__RefHeading___Toc1437_4108242441"/>TestCase_10: Přesměrování na stránku s chybou<text:bookmark-end text:name="__RefHeading___Toc1437_4108242441"/></text:h>
      <text:p text:style-name="Standard">Datum: 9.5.2024</text:p>
      <text:p text:style-name="Standard">Typ testu: Manuální</text:p>
      <text:h text:style-name="Heading_20_3" text:outline-level="3">Očekávaný výsledek:</text:h>
      <text:p text:style-name="Standard"><text:s text:c="4"/>Při zadání neplatné URL adresy by měla stránka přesměrovat na stránku s chybou (např. 404 Stránka nenalezena).</text:p>
      <text:h text:style-name="Heading_20_3" text:outline-level="3">Stručný popis:</text:h>
      <text:p text:style-name="Standard"><text:s text:c="4"/>Tento test ověřuje, zda web IMDb správně přesměruje na stránku s chybou v případě, že je zadána neplatná URL adresa.</text:p>
      <text:h text:style-name="Heading_20_3" text:outline-level="3">Testovací kroky:</text:h>
      <text:p text:style-name="Standard"><text:s text:c="4"/>Manuálně zadat neplatnou URL adresu (např. https://www.imdb.com/neplatna-stranka).</text:p>
      <text:p text:style-name="Standard"><text:s text:c="4"/>Ověřit, že se načetla stránka s chybou.</text:p>
      <text:p text:style-name="Standard"><text:s text:c="4"/>Zkontrolovat, zda URL adresa obsahuje relevantní kódy chyb (např. "404").</text:p>
      <text:h text:style-name="P3" text:outline-level="1"/>
      <text:h text:style-name="P4" text:outline-level="1"><text:bookmark-start text:name="__RefHeading___Toc1439_4108242441"/>TestSada_08 - Vyhledávání<text:bookmark-end text:name="__RefHeading___Toc1439_4108242441"/></text:h>
      <text:h text:style-name="Heading_20_3" text:outline-level="3">Stručný popis:</text:h>
      <text:p text:style-name="Standard"><text:s text:c="4"/>Tato testovací sada ověřuje funkcionalitu vyhledávání na webových stránkách IMDb. Zaměřuje se na testování různých typů vyhledávacích dotazů, jako jsou platné a neplatné dotazy, vyhledávání filmů, herců, režisérů, žánrů, kombinované vyhledávání a další.</text:p>
      <text:h text:style-name="Heading_20_3" text:outline-level="3">Pre-conditions:</text:h>
      <text:p text:style-name="Standard"><text:s text:c="4"/>Otevřená hlavní stránka IMDb: https://www.imdb.com/</text:p>
      <text:p text:style-name="Standard"><text:s text:c="4"/>Testování v moderním prohlížeči Chrome</text:p>
      <text:p text:style-name="Standard"><text:s text:c="4"/>Rozlišení obrazovky: FullHD (1920x1080)</text:p>
      <text:p text:style-name="Standard"><text:s text:c="4"/>Zoom/zvětšení: 100%</text:p>
      <text:h text:style-name="Heading_20_3" text:outline-level="3">Post-conditions:</text:h>
      <text:p text:style-name="Standard"><text:s text:c="4"/>Zavřít prohlížeč</text:p>
      <text:h text:style-name="Heading_20_2" text:outline-level="2"><text:bookmark-start text:name="__RefHeading___Toc1441_4108242441"/>TestCase_1: Platný vyhledávací dotaz<text:bookmark-end text:name="__RefHeading___Toc1441_4108242441"/></text:h>
      <text:p text:style-name="Standard">Datum: 9.5.2024</text:p>
      <text:p text:style-name="Standard">Typ testu: Manuální, Automatický</text:p>
      <text:h text:style-name="Heading_20_3" text:outline-level="3">Stručný popis:</text:h>
      <text:p text:style-name="Standard"><text:s text:c="4"/>Tento test ověřuje, že při zadání platného vyhledávacího dotazu jsou vráceny relevantní výsledky hledání.</text:p>
      <text:h text:style-name="Heading_20_3" text:outline-level="3">Testovací kroky:</text:h>
      <text:p text:style-name="Standard"><text:s text:c="4"/>Do vyhledávacího pole zadejte platný vyhledávací dotaz (${ValidQuery}).</text:p>
      <text:p text:style-name="Standard"><text:s text:c="4"/>Klikněte na tlačítko pro vyhledávání.</text:p>
      <text:p text:style-name="Standard"><text:s text:c="4"/>Ověřit, že stránka s výsledky vyhledávání obsahuje nějaký obsah.</text:p>
      <text:p text:style-name="Standard"><text:s text:c="4"/>Potvrďte, že se na stránce nezobrazuje zpráva "Nebyly nalezeny žádné výsledky".</text:p>
      <text:p text:style-name="Standard"><text:s text:c="4"/>Vyčkejte 2 sekundy.</text:p>
      <text:h text:style-name="Heading_20_2" text:outline-level="2"><text:bookmark-start text:name="__RefHeading___Toc1443_4108242441"/>TestCase_2: Neplatný vyhledávací dotaz<text:bookmark-end text:name="__RefHeading___Toc1443_4108242441"/></text:h>
      <text:p text:style-name="Standard">Datum: 9.5.2024</text:p>
      <text:p text:style-name="Standard">Typ testu: Manuální, Automatický</text:p>
      <text:h text:style-name="Heading_20_3" text:outline-level="3">Stručný popis:</text:h>
      <text:p text:style-name="Standard"><text:s text:c="4"/>Tento test ověřuje, že při zadání neplatného vyhledávacího dotazu nejsou vráceny žádné výsledky.</text:p>
      <text:h text:style-name="Heading_20_3" text:outline-level="3">Testovací kroky:</text:h>
      <text:p text:style-name="Standard"><text:s text:c="4"/>Do vyhledávacího pole zadejte neplatný vyhledávací dotaz (${InvalidQuery}).</text:p>
      <text:p text:style-name="Standard"><text:s text:c="4"/>Klikněte na tlačítko pro vyhledávání.</text:p>
      <text:p text:style-name="Standard"><text:s text:c="4"/>Ověřit, že stránka s výsledky vyhledávání obsahuje nějaký obsah.</text:p>
      <text:p text:style-name="Standard"><text:s text:c="4"/>Potvrďte, že se na stránce zobrazuje zpráva "Nebyly nalezeny žádné výsledky".</text:p>
      <text:p text:style-name="Standard"><text:s text:c="4"/>Vyčkejte 2 sekundy.</text:p>
      <text:h text:style-name="Heading_20_2" text:outline-level="2"><text:bookmark-start text:name="__RefHeading___Toc1445_4108242441"/><text:soft-page-break/>TestCase_3: Návrhy vyhledávání<text:bookmark-end text:name="__RefHeading___Toc1445_4108242441"/></text:h>
      <text:p text:style-name="Standard">Datum: 9.5.2024</text:p>
      <text:p text:style-name="Standard">Typ testu: Manuální, Automatický</text:p>
      <text:h text:style-name="Heading_20_3" text:outline-level="3">Stručný popis:</text:h>
      <text:p text:style-name="Standard"><text:s text:c="4"/>Tento test ověřuje, že při zadávání platného vyhledávacího dotazu se zobrazují návrhy pro vyhledávání.</text:p>
      <text:h text:style-name="Heading_20_3" text:outline-level="3">Testovací kroky:</text:h>
      <text:p text:style-name="Standard"><text:s text:c="4"/>Do vyhledávacího pole zadejte platný vyhledávací dotaz (${ValidQuery}).</text:p>
      <text:p text:style-name="Standard"><text:s text:c="4"/>Vyčkejte 3 sekundy.</text:p>
      <text:p text:style-name="Standard"><text:s text:c="4"/>Ověřit, že se zobrazuje seznam návrhů pro vyhledávání.</text:p>
      <text:p text:style-name="Standard"><text:s text:c="4"/>Vyčkejte 2 sekundy.</text:p>
      <text:h text:style-name="Heading_20_2" text:outline-level="2"><text:bookmark-start text:name="__RefHeading___Toc1447_4108242441"/>TestCase_4: Vyhledávání filmu<text:bookmark-end text:name="__RefHeading___Toc1447_4108242441"/></text:h>
      <text:p text:style-name="Standard">Datum: 9.5.2024</text:p>
      <text:p text:style-name="Standard">Typ testu: Manuální, Automatický</text:p>
      <text:h text:style-name="Heading_20_3" text:outline-level="3">Stručný popis:</text:h>
      <text:p text:style-name="Standard"><text:s text:c="4"/>Tento test ověřuje, že při vyhledávání názvu filmu jsou vráceny relevantní výsledky pro daný film.</text:p>
      <text:h text:style-name="Heading_20_3" text:outline-level="3">Testovací kroky:</text:h>
      <text:p text:style-name="Standard"><text:s text:c="4"/>Do vyhledávacího pole zadejte název filmu "The Shawshank Redemption".</text:p>
      <text:p text:style-name="Standard"><text:s text:c="4"/>Klikněte na tlačítko pro vyhledávání.</text:p>
      <text:p text:style-name="Standard"><text:s text:c="4"/>Ověřit, že na stránce je zobrazena fotografie Tima Robbinse z filmu "Vykoupení z věznice Shawshank (1994)".</text:p>
      <text:h text:style-name="Heading_20_2" text:outline-level="2"><text:bookmark-start text:name="__RefHeading___Toc1449_4108242441"/>TestCase_5: Vyhledávání herce<text:bookmark-end text:name="__RefHeading___Toc1449_4108242441"/></text:h>
      <text:p text:style-name="Standard">Datum: 9.5.2024</text:p>
      <text:p text:style-name="Standard">Typ testu: Manuální, Automatický</text:p>
      <text:h text:style-name="Heading_20_3" text:outline-level="3">Stručný popis:</text:h>
      <text:p text:style-name="Standard"><text:s text:c="4"/>Tento test ověřuje, že při vyhledávání jména herce jsou vráceny relevantní výsledky pro daného herce.</text:p>
      <text:h text:style-name="Heading_20_3" text:outline-level="3">Testovací kroky:</text:h>
      <text:p text:style-name="Standard"><text:s text:c="4"/>Do vyhledávacího pole zadejte jméno herce "Tom Hanks".</text:p>
      <text:p text:style-name="Standard"><text:s text:c="4"/>Klikněte na tlačítko pro vyhledávání.</text:p>
      <text:p text:style-name="Standard"><text:s text:c="4"/>Ověřit, že na stránce je zobrazena fotografie Toma Hankse z premiéry filmu "Larry Crowne (2011)".</text:p>
      <text:h text:style-name="Heading_20_2" text:outline-level="2"><text:bookmark-start text:name="__RefHeading___Toc1451_4108242441"/>TestCase_6: Vyhledávání režiséra<text:bookmark-end text:name="__RefHeading___Toc1451_4108242441"/></text:h>
      <text:p text:style-name="Standard">Datum: 9.5.2024</text:p>
      <text:p text:style-name="Standard">Typ testu: Manuální, Automatický</text:p>
      <text:h text:style-name="Heading_20_3" text:outline-level="3"><text:soft-page-break/>Stručný popis:</text:h>
      <text:p text:style-name="Standard"><text:s text:c="4"/>Tento test ověřuje, že při vyhledávání jména režiséra jsou vráceny relevantní výsledky pro daného režiséra.</text:p>
      <text:h text:style-name="Heading_20_3" text:outline-level="3">Testovací kroky:</text:h>
      <text:p text:style-name="Standard"><text:s text:c="4"/>Do vyhledávacího pole zadejte jméno režiséra "Christopher Nolan".</text:p>
      <text:p text:style-name="Standard"><text:s text:c="4"/>Klikněte na tlačítko pro vyhledávání.</text:p>
      <text:p text:style-name="Standard"><text:s text:c="4"/>Ověřit, že na stránce je zobrazena fotografie Christophera Nolana z premiéry filmu "Inception (2010)".</text:p>
      <text:h text:style-name="Heading_20_2" text:outline-level="2"><text:bookmark-start text:name="__RefHeading___Toc1453_4108242441"/>TestCase_7: Vyhledávání podle žánru<text:bookmark-end text:name="__RefHeading___Toc1453_4108242441"/></text:h>
      <text:p text:style-name="Standard">Datum: 9.5.2024</text:p>
      <text:p text:style-name="Standard">Typ testu: Manuální</text:p>
      <text:h text:style-name="Heading_20_3" text:outline-level="3">Očekávaný výsledek:</text:h>
      <text:p text:style-name="Standard"><text:s text:c="4"/>Po výběru konkrétního žánru by měla stránka zobrazit relevantní filmy v daném žánru.</text:p>
      <text:h text:style-name="Heading_20_3" text:outline-level="3">Stručný popis:</text:h>
      <text:p text:style-name="Standard"><text:s text:c="4"/>Tento test ověřuje, zda je možné vyhledávat filmy podle žánru a jestli výsledky obsahují příslušné filmy.</text:p>
      <text:h text:style-name="Heading_20_3" text:outline-level="3">Testovací kroky:</text:h>
      <text:p text:style-name="Standard"><text:s text:c="4"/>Klikněte na položku menu "Žánry".</text:p>
      <text:p text:style-name="Standard"><text:s text:c="4"/>Vyberte konkrétní žánr (např. "Akční", "Komedie", "Drama").</text:p>
      <text:p text:style-name="Standard"><text:s text:c="4"/>Ověřit, že stránka zobrazuje relevantní filmy ve zvoleném žánru.</text:p>
      <text:h text:style-name="Heading_20_2" text:outline-level="2"><text:bookmark-start text:name="__RefHeading___Toc1455_4108242441"/>TestCase_8: Vyhledávání podle roku vydání<text:bookmark-end text:name="__RefHeading___Toc1455_4108242441"/></text:h>
      <text:p text:style-name="Standard">Datum: 9.5.2024</text:p>
      <text:p text:style-name="Standard">Typ testu: Manuální</text:p>
      <text:h text:style-name="Heading_20_3" text:outline-level="3">Očekávaný výsledek:</text:h>
      <text:p text:style-name="Standard"><text:s text:c="4"/>Po zadání platného roku vydání by měly být ve výsledcích vyhledávání zobrazeny filmy vydané v daném roce.</text:p>
      <text:h text:style-name="Heading_20_3" text:outline-level="3">Stručný popis:</text:h>
      <text:p text:style-name="Standard"><text:s text:c="4"/>Tento test ověřuje, zda lze vyhledávat filmy podle roku jejich vydání.</text:p>
      <text:h text:style-name="Heading_20_3" text:outline-level="3">Testovací kroky:</text:h>
      <text:p text:style-name="Standard"><text:s text:c="4"/>Do vyhledávacího pole zadejte platný rok vydání (např. "1994").</text:p>
      <text:p text:style-name="Standard"><text:s text:c="4"/>Klikněte na tlačítko pro vyhledávání.</text:p>
      <text:p text:style-name="Standard"><text:s text:c="4"/>Ověřit, zda jsou ve výsledcích uvedeny filmy vydané v daném roce.</text:p>
      <text:h text:style-name="Heading_20_2" text:outline-level="2"><text:bookmark-start text:name="__RefHeading___Toc1457_4108242441"/>TestCase_9: Vyhledávání podle herce a režiséra<text:bookmark-end text:name="__RefHeading___Toc1457_4108242441"/></text:h>
      <text:p text:style-name="Standard">Datum: 9.5.2024</text:p>
      <text:p text:style-name="Standard">Typ testu: Manuální, Automatický</text:p>
      <text:h text:style-name="Heading_20_3" text:outline-level="3"><text:soft-page-break/>Očekávaný výsledek:</text:h>
      <text:p text:style-name="Standard"><text:s text:c="4"/>Při kombinovaném vyhledávání herce a režiséra by měla stránka zobrazit relevantní obsah související s oběma.</text:p>
      <text:h text:style-name="Heading_20_3" text:outline-level="3">Stručný popis:</text:h>
      <text:p text:style-name="Standard"><text:s text:c="4"/>Tento test ověřuje, zda kombinované vyhledávání podle jména herce a režiséra vrací správné výsledky.</text:p>
      <text:h text:style-name="Heading_20_3" text:outline-level="3">Testovací kroky:</text:h>
      <text:p text:style-name="Standard"><text:s text:c="4"/>Do vyhledávacího pole zadejte jméno herce ("Tom Hanks") a jméno režiséra ("Christopher Nolan").</text:p>
      <text:p text:style-name="Standard"><text:s text:c="4"/>Klikněte na tlačítko pro vyhledávání.</text:p>
      <text:p text:style-name="Standard"><text:s text:c="4"/>Ověřit, že stránka zobrazuje relevantní obsah související s oběma – hercem i režisérem.</text:p>
      <text:h text:style-name="Heading_20_2" text:outline-level="2"><text:bookmark-start text:name="__RefHeading___Toc1459_4108242441"/>TestCase_10: Vyhledávání podle částečného názvu<text:bookmark-end text:name="__RefHeading___Toc1459_4108242441"/></text:h>
      <text:p text:style-name="Standard">Datum: 9.5.2024</text:p>
      <text:p text:style-name="Standard">Typ testu: Manuální</text:p>
      <text:h text:style-name="Heading_20_3" text:outline-level="3">Očekávaný výsledek:</text:h>
      <text:p text:style-name="Standard"><text:s text:c="4"/>Při zadání částečného názvu filmu by měly být ve výsledcích vyhledávání zobrazeny filmy s názvy obsahujícími zadaný text.</text:p>
      <text:h text:style-name="Heading_20_3" text:outline-level="3">Stručný popis:</text:h>
      <text:p text:style-name="Standard"><text:s text:c="4"/>Tento test ověřuje, zda je možné vyhledávat filmy podle částečného názvu a jestli výsledky obsahují příslušné filmy.</text:p>
      <text:h text:style-name="Heading_20_3" text:outline-level="3">Testovací kroky:</text:h>
      <text:p text:style-name="Standard"><text:s text:c="4"/>Do vyhledávacího pole zadejte částečný název filmu (např. "Shawshank").</text:p>
      <text:p text:style-name="Standard"><text:s text:c="4"/>Klikněte na tlačítko pro vyhledávání.</text:p>
      <text:p text:style-name="Standard"><text:s text:c="4"/>Ověřit, že ve výsledcích jsou zahrnuty filmy, jejichž názvy obsahují zadaný text.</text:p>
      <text:h text:style-name="Heading_20_2" text:outline-level="2"><text:bookmark-start text:name="__RefHeading___Toc1461_4108242441"/>TestCase_11: Vyhledávání televizních seriálů <text:s/><text:bookmark-end text:name="__RefHeading___Toc1461_4108242441"/></text:h>
      <text:p text:style-name="Standard">Datum: 9.5.2024</text:p>
      <text:p text:style-name="Standard">Typ testu: Manuální</text:p>
      <text:h text:style-name="Heading_20_3" text:outline-level="3">Stručný popis:</text:h>
      <text:p text:style-name="Standard"><text:s text:c="4"/>Tento test ověřuje, že při vyhledávání názvu televizního seriálu jsou vráceny relevantní výsledky pro daný seriál.</text:p>
      <text:h text:style-name="Heading_20_3" text:outline-level="3">Testovací kroky:</text:h>
      <text:p text:style-name="Standard"><text:s text:c="4"/>Do vyhledávacího pole zadejte název televizního seriálu (např. "Breaking Bad").</text:p>
      <text:p text:style-name="Standard"><text:s text:c="4"/>Klikněte na tlačítko pro vyhledávání.</text:p>
      <text:p text:style-name="Standard"><text:s text:c="4"/>Ověřit, že na stránce jsou zobrazeny informace související s daným televizním seriál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8:28:11.213149113</meta:creation-date>
    <dc:date>2024-05-09T08:54:46.875826854</dc:date>
    <meta:editing-duration>PT25M30S</meta:editing-duration>
    <meta:editing-cycles>7</meta:editing-cycles>
    <meta:generator>LibreOffice/24.2.3.2$Linux_X86_64 LibreOffice_project/420$Build-2</meta:generator>
    <meta:document-statistic meta:table-count="0" meta:image-count="0" meta:object-count="0" meta:page-count="28" meta:paragraph-count="805" meta:word-count="4469" meta:character-count="34022" meta:non-whitespace-character-count="28887"/>
  </office:meta>
</office:document-meta>
</file>